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6">
            <text:p>15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13">
            <text:p>21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92">
            <text:p>29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435">
            <text:p>1543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6661">
            <text:p>1666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7144">
            <text:p>1714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22">
            <text:p>2021-02-2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8 - 1.34)">
            <text:p>(0.98 - 1.3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1">
            <text:p>1.1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530">
            <text:p>1053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10">
            <text:p>-110</text:p>
          </table:table-cell>
          <table:table-cell office:value-type="float" office:value="-382.25">
            <text:p>-382.25</text:p>
          </table:table-cell>
          <table:table-cell office:value-type="float" office:value="-144.5">
            <text:p>-144.5</text:p>
          </table:table-cell>
          <table:table-cell office:value-type="float" office:value="-0.0104463437796771">
            <text:p>-0.0104463438</text:p>
          </table:table-cell>
          <table:table-cell office:value-type="float" office:value="-0.0270294159241974">
            <text:p>-0.0270294159</text:p>
          </table:table-cell>
          <table:table-cell office:value-type="float" office:value="-0.00691685414771911">
            <text:p>-0.0069168541</text:p>
          </table:table-cell>
          <table:table-cell office:value-type="float" office:value="0.963651683923922">
            <text:p>0.9636516839</text:p>
          </table:table-cell>
          <table:table-cell office:value-type="float" office:value="0.906828999342707">
            <text:p>0.9068289993</text:p>
          </table:table-cell>
          <table:table-cell office:value-type="float" office:value="0.975884782510733">
            <text:p>0.9758847825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6">
            <text:p>10676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94.25">
            <text:p>-94.25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0882821281378793">
            <text:p>-0.0088282128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69254012341054">
            <text:p>0.9692540123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4054">
            <text:p>14054</text:p>
          </table:table-cell>
          <table:table-cell office:value-type="float" office:value="19926">
            <text:p>19926</text:p>
          </table:table-cell>
          <table:table-cell office:value-type="float" office:value="-29.5">
            <text:p>-29.5</text:p>
          </table:table-cell>
          <table:table-cell office:value-type="float" office:value="22.5">
            <text:p>22.5</text:p>
          </table:table-cell>
          <table:table-cell office:value-type="float" office:value="-137.375">
            <text:p>-137.375</text:p>
          </table:table-cell>
          <table:table-cell office:value-type="float" office:value="-0.00272945965951147">
            <text:p>-0.0027294597</text:p>
          </table:table-cell>
          <table:table-cell office:value-type="float" office:value="0.0016009676960296">
            <text:p>0.0016009677</text:p>
          </table:table-cell>
          <table:table-cell office:value-type="float" office:value="-0.00689425875740239">
            <text:p>-0.0068942588</text:p>
          </table:table-cell>
          <table:table-cell office:value-type="float" office:value="0.990461493093774">
            <text:p>0.9904614931</text:p>
          </table:table-cell>
          <table:table-cell office:value-type="float" office:value="1.00560841060733">
            <text:p>1.00560841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702">
            <text:p>14702</text:p>
          </table:table-cell>
          <table:table-cell office:value-type="float" office:value="20891">
            <text:p>20891</text:p>
          </table:table-cell>
          <table:table-cell office:value-type="float" office:value="-87.125">
            <text:p>-87.125</text:p>
          </table:table-cell>
          <table:table-cell office:value-type="float" office:value="-41.875">
            <text:p>-41.875</text:p>
          </table:table-cell>
          <table:table-cell office:value-type="float" office:value="-43.5">
            <text:p>-43.5</text:p>
          </table:table-cell>
          <table:table-cell office:value-type="float" office:value="-0.0081700112528132">
            <text:p>-0.0081700113</text:p>
          </table:table-cell>
          <table:table-cell office:value-type="float" office:value="-0.00284825193851177">
            <text:p>-0.0028482519</text:p>
          </table:table-cell>
          <table:table-cell office:value-type="float" office:value="-0.00208223636972859">
            <text:p>-0.0020822364</text:p>
          </table:table-cell>
          <table:table-cell office:value-type="float" office:value="0.971535788819541">
            <text:p>0.9715357888</text:p>
          </table:table-cell>
          <table:table-cell office:value-type="float" office:value="0.990047018791855">
            <text:p>0.9900470188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445">
            <text:p>144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17.375">
            <text:p>-17.375</text:p>
          </table:table-cell>
          <table:table-cell office:value-type="float" office:value="-137.125">
            <text:p>-137.125</text:p>
          </table:table-cell>
          <table:table-cell office:value-type="float" office:value="-0.00942760942760943">
            <text:p>-0.0094276094</text:p>
          </table:table-cell>
          <table:table-cell office:value-type="float" office:value="-0.00120283835237106">
            <text:p>-0.0012028384</text:p>
          </table:table-cell>
          <table:table-cell office:value-type="float" office:value="-0.00657264055984278">
            <text:p>-0.0065726406</text:p>
          </table:table-cell>
          <table:table-cell office:value-type="float" office:value="0.967177571449625">
            <text:p>0.9671775714</text:p>
          </table:table-cell>
          <table:table-cell office:value-type="float" office:value="0.995792901534101">
            <text:p>0.9957929015</text:p>
          </table:table-cell>
          <table:table-cell office:value-type="float" office:value="0.977080429264251">
            <text:p>0.9770804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598">
            <text:p>10598</text:p>
          </table:table-cell>
          <table:table-cell office:value-type="float" office:value="13770">
            <text:p>13770</text:p>
          </table:table-cell>
          <table:table-cell office:value-type="float" office:value="20083">
            <text:p>20083</text:p>
          </table:table-cell>
          <table:table-cell office:value-type="float" office:value="28.25">
            <text:p>28.25</text:p>
          </table:table-cell>
          <table:table-cell office:value-type="float" office:value="13.75">
            <text:p>13.75</text:p>
          </table:table-cell>
          <table:table-cell office:value-type="float" office:value="-148.5">
            <text:p>-148.5</text:p>
          </table:table-cell>
          <table:table-cell office:value-type="float" office:value="0.00266559728250613">
            <text:p>0.0026655973</text:p>
          </table:table-cell>
          <table:table-cell office:value-type="float" office:value="0.000998547567175018">
            <text:p>0.0009985476</text:p>
          </table:table-cell>
          <table:table-cell office:value-type="float" office:value="-0.00739431359856595">
            <text:p>-0.0073943136</text:p>
          </table:table-cell>
          <table:table-cell office:value-type="float" office:value="1.00934351709016">
            <text:p>1.0093435171</text:p>
          </table:table-cell>
          <table:table-cell office:value-type="float" office:value="1.00349687079571">
            <text:p>1.0034968708</text:p>
          </table:table-cell>
          <table:table-cell office:value-type="float" office:value="0.974227067117263">
            <text:p>0.97422706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714">
            <text:p>10714</text:p>
          </table:table-cell>
          <table:table-cell office:value-type="float" office:value="13879">
            <text:p>13879</text:p>
          </table:table-cell>
          <table:table-cell office:value-type="float" office:value="19166">
            <text:p>19166</text:p>
          </table:table-cell>
          <table:table-cell office:value-type="float" office:value="-62">
            <text:p>-62</text:p>
          </table:table-cell>
          <table:table-cell office:value-type="float" office:value="-75.125">
            <text:p>-75.125</text:p>
          </table:table-cell>
          <table:table-cell office:value-type="float" office:value="29.625">
            <text:p>29.625</text:p>
          </table:table-cell>
          <table:table-cell office:value-type="float" office:value="-0.00578682098189285">
            <text:p>-0.005786821</text:p>
          </table:table-cell>
          <table:table-cell office:value-type="float" office:value="-0.00541285395201383">
            <text:p>-0.005412854</text:p>
          </table:table-cell>
          <table:table-cell office:value-type="float" office:value="0.00154570593759783">
            <text:p>0.0015457059</text:p>
          </table:table-cell>
          <table:table-cell office:value-type="float" office:value="0.979811761665645">
            <text:p>0.9798117617</text:p>
          </table:table-cell>
          <table:table-cell office:value-type="float" office:value="0.981112437184247">
            <text:p>0.9811124372</text:p>
          </table:table-cell>
          <table:table-cell office:value-type="float" office:value="1.00541465362701">
            <text:p>1.00541465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1308">
            <text:p>1308</text:p>
          </table:table-cell>
          <table:table-cell office:value-type="float" office:value="10412">
            <text:p>10412</text:p>
          </table:table-cell>
          <table:table-cell office:value-type="float" office:value="13538">
            <text:p>13538</text:p>
          </table:table-cell>
          <table:table-cell office:value-type="float" office:value="19970">
            <text:p>19970</text:p>
          </table:table-cell>
          <table:table-cell office:value-type="float" office:value="-150.875">
            <text:p>-150.875</text:p>
          </table:table-cell>
          <table:table-cell office:value-type="float" office:value="-131">
            <text:p>-131</text:p>
          </table:table-cell>
          <table:table-cell office:value-type="float" office:value="-68.875">
            <text:p>-68.875</text:p>
          </table:table-cell>
          <table:table-cell office:value-type="float" office:value="-0.0144904917402997">
            <text:p>-0.0144904917</text:p>
          </table:table-cell>
          <table:table-cell office:value-type="float" office:value="-0.00967646624316738">
            <text:p>-0.0096764662</text:p>
          </table:table-cell>
          <table:table-cell office:value-type="float" office:value="-0.00344892338507762">
            <text:p>-0.0034489234</text:p>
          </table:table-cell>
          <table:table-cell office:value-type="float" office:value="0.949694828636668">
            <text:p>0.9496948286</text:p>
          </table:table-cell>
          <table:table-cell office:value-type="float" office:value="0.966315890786866">
            <text:p>0.9663158908</text:p>
          </table:table-cell>
          <table:table-cell office:value-type="float" office:value="0.98795208249436">
            <text:p>0.98795208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09">
            <text:p>1309</text:p>
          </table:table-cell>
          <table:table-cell office:value-type="float" office:value="10395">
            <text:p>10395</text:p>
          </table:table-cell>
          <table:table-cell office:value-type="float" office:value="13434">
            <text:p>13434</text:p>
          </table:table-cell>
          <table:table-cell office:value-type="float" office:value="19662">
            <text:p>19662</text:p>
          </table:table-cell>
          <table:table-cell office:value-type="float" office:value="-98">
            <text:p>-98</text:p>
          </table:table-cell>
          <table:table-cell office:value-type="float" office:value="-143.375">
            <text:p>-143.375</text:p>
          </table:table-cell>
          <table:table-cell office:value-type="float" office:value="21.75">
            <text:p>21.75</text:p>
          </table:table-cell>
          <table:table-cell office:value-type="float" office:value="-0.00942760942760943">
            <text:p>-0.0094276094</text:p>
          </table:table-cell>
          <table:table-cell office:value-type="float" office:value="-0.0106725472681257">
            <text:p>-0.0106725473</text:p>
          </table:table-cell>
          <table:table-cell office:value-type="float" office:value="0.00110619469026549">
            <text:p>0.0011061947</text:p>
          </table:table-cell>
          <table:table-cell office:value-type="float" office:value="0.967177571449625">
            <text:p>0.9671775714</text:p>
          </table:table-cell>
          <table:table-cell office:value-type="float" office:value="0.962869334961333">
            <text:p>0.962869335</text:p>
          </table:table-cell>
          <table:table-cell office:value-type="float" office:value="1.00387407980265">
            <text:p>1.00387407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782">
            <text:p>10782</text:p>
          </table:table-cell>
          <table:table-cell office:value-type="float" office:value="13834">
            <text:p>13834</text:p>
          </table:table-cell>
          <table:table-cell office:value-type="float" office:value="18976">
            <text:p>18976</text:p>
          </table:table-cell>
          <table:table-cell office:value-type="float" office:value="-118.875">
            <text:p>-118.875</text:p>
          </table:table-cell>
          <table:table-cell office:value-type="float" office:value="-125.25">
            <text:p>-125.25</text:p>
          </table:table-cell>
          <table:table-cell office:value-type="float" office:value="-204.125">
            <text:p>-204.125</text:p>
          </table:table-cell>
          <table:table-cell office:value-type="float" office:value="-0.0110253199777407">
            <text:p>-0.01102532</text:p>
          </table:table-cell>
          <table:table-cell office:value-type="float" office:value="-0.00905378054069683">
            <text:p>-0.0090537805</text:p>
          </table:table-cell>
          <table:table-cell office:value-type="float" office:value="-0.0107570088532884">
            <text:p>-0.0107570089</text:p>
          </table:table-cell>
          <table:table-cell office:value-type="float" office:value="0.961649633131906">
            <text:p>0.9616496331</text:p>
          </table:table-cell>
          <table:table-cell office:value-type="float" office:value="0.968472431154036">
            <text:p>0.9684724312</text:p>
          </table:table-cell>
          <table:table-cell office:value-type="float" office:value="0.962577266962851">
            <text:p>0.9625772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5">
            <text:p>515</text:p>
          </table:table-cell>
          <table:table-cell office:value-type="float" office:value="10643">
            <text:p>10643</text:p>
          </table:table-cell>
          <table:table-cell office:value-type="float" office:value="14002">
            <text:p>14002</text:p>
          </table:table-cell>
          <table:table-cell office:value-type="float" office:value="19255">
            <text:p>19255</text:p>
          </table:table-cell>
          <table:table-cell office:value-type="float" office:value="-0.5">
            <text:p>-0.5</text:p>
          </table:table-cell>
          <table:table-cell office:value-type="float" office:value="5.625">
            <text:p>5.625</text:p>
          </table:table-cell>
          <table:table-cell office:value-type="float" office:value="-287.125">
            <text:p>-287.125</text:p>
          </table:table-cell>
          <table:table-cell table:style-name="ce17" office:value-type="float" office:value="-0.0000469792351780513">
            <text:p>-4.70E-005</text:p>
          </table:table-cell>
          <table:table-cell office:value-type="float" office:value="0.000401728324525068">
            <text:p>0.0004017283</text:p>
          </table:table-cell>
          <table:table-cell office:value-type="float" office:value="-0.0149117112438328">
            <text:p>-0.0149117112</text:p>
          </table:table-cell>
          <table:table-cell office:value-type="float" office:value="0.999835577002692">
            <text:p>0.999835577</text:p>
          </table:table-cell>
          <table:table-cell office:value-type="float" office:value="1.00140636545171">
            <text:p>1.0014063655</text:p>
          </table:table-cell>
          <table:table-cell office:value-type="float" office:value="0.948244834545735">
            <text:p>0.94824483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5">
            <text:p>805</text:p>
          </table:table-cell>
          <table:table-cell office:value-type="float" office:value="540">
            <text:p>540</text:p>
          </table:table-cell>
          <table:table-cell office:value-type="float" office:value="10212">
            <text:p>10212</text:p>
          </table:table-cell>
          <table:table-cell office:value-type="float" office:value="13385">
            <text:p>13385</text:p>
          </table:table-cell>
          <table:table-cell office:value-type="float" office:value="19832">
            <text:p>19832</text:p>
          </table:table-cell>
          <table:table-cell office:value-type="float" office:value="-88.25">
            <text:p>-88.25</text:p>
          </table:table-cell>
          <table:table-cell office:value-type="float" office:value="-230.75">
            <text:p>-230.75</text:p>
          </table:table-cell>
          <table:table-cell office:value-type="float" office:value="-31">
            <text:p>-31</text:p>
          </table:table-cell>
          <table:table-cell office:value-type="float" office:value="-0.00864179396788092">
            <text:p>-0.008641794</text:p>
          </table:table-cell>
          <table:table-cell office:value-type="float" office:value="-0.0172394471423235">
            <text:p>-0.0172394471</text:p>
          </table:table-cell>
          <table:table-cell office:value-type="float" office:value="-0.00156313029447358">
            <text:p>-0.0015631303</text:p>
          </table:table-cell>
          <table:table-cell office:value-type="float" office:value="0.969900095094264">
            <text:p>0.9699000951</text:p>
          </table:table-cell>
          <table:table-cell office:value-type="float" office:value="0.940244444135903">
            <text:p>0.9402444441</text:p>
          </table:table-cell>
          <table:table-cell office:value-type="float" office:value="0.994533832986925">
            <text:p>0.994533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56">
            <text:p>856</text:p>
          </table:table-cell>
          <table:table-cell office:value-type="float" office:value="9744">
            <text:p>9744</text:p>
          </table:table-cell>
          <table:table-cell office:value-type="float" office:value="13354">
            <text:p>13354</text:p>
          </table:table-cell>
          <table:table-cell office:value-type="float" office:value="19673">
            <text:p>19673</text:p>
          </table:table-cell>
          <table:table-cell office:value-type="float" office:value="-9.5">
            <text:p>-9.5</text:p>
          </table:table-cell>
          <table:table-cell office:value-type="float" office:value="-317.5">
            <text:p>-317.5</text:p>
          </table:table-cell>
          <table:table-cell office:value-type="float" office:value="0">
            <text:p>0</text:p>
          </table:table-cell>
          <table:table-cell office:value-type="float" office:value="-0.00097495894909688">
            <text:p>-0.0009749589</text:p>
          </table:table-cell>
          <table:table-cell office:value-type="float" office:value="-0.0237756477459937">
            <text:p>-0.0237756477</text:p>
          </table:table-cell>
          <table:table-cell office:value-type="float" office:value="0">
            <text:p>0</text:p>
          </table:table-cell>
          <table:table-cell office:value-type="float" office:value="0.996589506746268">
            <text:p>0.9965895067</text:p>
          </table:table-cell>
          <table:table-cell office:value-type="float" office:value="0.917893184483476">
            <text:p>0.91789318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8.805697755736">
            <text:p>-28.80569775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table:number-columns-repeated="2" office:value-type="float" office:value="551">
            <text:p>551</text:p>
          </table:table-cell>
          <table:table-cell office:value-type="float" office:value="9660">
            <text:p>9660</text:p>
          </table:table-cell>
          <table:table-cell office:value-type="float" office:value="13660">
            <text:p>13660</text:p>
          </table:table-cell>
          <table:table-cell office:value-type="float" office:value="18915">
            <text:p>18915</text:p>
          </table:table-cell>
          <table:table-cell office:value-type="float" office:value="-12.75">
            <text:p>-12.75</text:p>
          </table:table-cell>
          <table:table-cell office:value-type="float" office:value="67.75">
            <text:p>67.75</text:p>
          </table:table-cell>
          <table:table-cell office:value-type="float" office:value="-233.375">
            <text:p>-233.375</text:p>
          </table:table-cell>
          <table:table-cell office:value-type="float" office:value="-0.00131987577639752">
            <text:p>-0.0013198758</text:p>
          </table:table-cell>
          <table:table-cell office:value-type="float" office:value="0.0049597364568082">
            <text:p>0.0049597365</text:p>
          </table:table-cell>
          <table:table-cell office:value-type="float" office:value="-0.0123380914618028">
            <text:p>-0.0123380915</text:p>
          </table:table-cell>
          <table:table-cell office:value-type="float" office:value="0.995383849243856">
            <text:p>0.9953838492</text:p>
          </table:table-cell>
          <table:table-cell office:value-type="float" office:value="1.01740729161084">
            <text:p>1.0174072916</text:p>
          </table:table-cell>
          <table:table-cell office:value-type="float" office:value="0.957115047745493">
            <text:p>0.95711504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9224">
            <text:p>9224</text:p>
          </table:table-cell>
          <table:table-cell office:value-type="float" office:value="13516">
            <text:p>13516</text:p>
          </table:table-cell>
          <table:table-cell office:value-type="float" office:value="19143">
            <text:p>19143</text:p>
          </table:table-cell>
          <table:table-cell office:value-type="float" office:value="-183.625">
            <text:p>-183.625</text:p>
          </table:table-cell>
          <table:table-cell office:value-type="float" office:value="80.625">
            <text:p>80.625</text:p>
          </table:table-cell>
          <table:table-cell office:value-type="float" office:value="-297.5">
            <text:p>-297.5</text:p>
          </table:table-cell>
          <table:table-cell office:value-type="float" office:value="-0.0199073070251518">
            <text:p>-0.019907307</text:p>
          </table:table-cell>
          <table:table-cell office:value-type="float" office:value="0.0059651524119562">
            <text:p>0.0059651524</text:p>
          </table:table-cell>
          <table:table-cell office:value-type="float" office:value="-0.0155409287990388">
            <text:p>-0.0155409288</text:p>
          </table:table-cell>
          <table:table-cell office:value-type="float" office:value="0.931101175123036">
            <text:p>0.9311011751</text:p>
          </table:table-cell>
          <table:table-cell office:value-type="float" office:value="1.02094777620671">
            <text:p>1.0209477762</text:p>
          </table:table-cell>
          <table:table-cell office:value-type="float" office:value="0.94608012932052">
            <text:p>0.9460801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9632">
            <text:p>9632</text:p>
          </table:table-cell>
          <table:table-cell office:value-type="float" office:value="13135">
            <text:p>13135</text:p>
          </table:table-cell>
          <table:table-cell office:value-type="float" office:value="18024">
            <text:p>18024</text:p>
          </table:table-cell>
          <table:table-cell office:value-type="float" office:value="-137.875">
            <text:p>-137.875</text:p>
          </table:table-cell>
          <table:table-cell office:value-type="float" office:value="-143.625">
            <text:p>-143.625</text:p>
          </table:table-cell>
          <table:table-cell office:value-type="float" office:value="-280.5">
            <text:p>-280.5</text:p>
          </table:table-cell>
          <table:table-cell office:value-type="float" office:value="-0.0143142649501661">
            <text:p>-0.014314265</text:p>
          </table:table-cell>
          <table:table-cell office:value-type="float" office:value="-0.0109345260753711">
            <text:p>-0.0109345261</text:p>
          </table:table-cell>
          <table:table-cell office:value-type="float" office:value="-0.0155625832223702">
            <text:p>-0.0155625832</text:p>
          </table:table-cell>
          <table:table-cell office:value-type="float" office:value="0.950301673109303">
            <text:p>0.9503016731</text:p>
          </table:table-cell>
          <table:table-cell office:value-type="float" office:value="0.961963503902767">
            <text:p>0.9619635039</text:p>
          </table:table-cell>
          <table:table-cell office:value-type="float" office:value="0.946005658954949">
            <text:p>0.9460056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87">
            <text:p>1187</text:p>
          </table:table-cell>
          <table:table-cell office:value-type="float" office:value="9730">
            <text:p>9730</text:p>
          </table:table-cell>
          <table:table-cell office:value-type="float" office:value="12858">
            <text:p>12858</text:p>
          </table:table-cell>
          <table:table-cell office:value-type="float" office:value="18064">
            <text:p>18064</text:p>
          </table:table-cell>
          <table:table-cell office:value-type="float" office:value="-22.75">
            <text:p>-22.75</text:p>
          </table:table-cell>
          <table:table-cell office:value-type="float" office:value="-69.5">
            <text:p>-69.5</text:p>
          </table:table-cell>
          <table:table-cell office:value-type="float" office:value="-424.875">
            <text:p>-424.875</text:p>
          </table:table-cell>
          <table:table-cell office:value-type="float" office:value="-0.00233812949640288">
            <text:p>-0.0023381295</text:p>
          </table:table-cell>
          <table:table-cell office:value-type="float" office:value="-0.00540519520920827">
            <text:p>-0.0054051952</text:p>
          </table:table-cell>
          <table:table-cell office:value-type="float" office:value="-0.0235205380868025">
            <text:p>-0.0235205381</text:p>
          </table:table-cell>
          <table:table-cell office:value-type="float" office:value="0.991827261787692">
            <text:p>0.9918272618</text:p>
          </table:table-cell>
          <table:table-cell office:value-type="float" office:value="0.98113908039286">
            <text:p>0.9811390804</text:p>
          </table:table-cell>
          <table:table-cell office:value-type="float" office:value="0.918762419491501">
            <text:p>0.9187624195</text:p>
          </table:table-cell>
          <table:table-cell table:number-columns-repeated="2" office:value-type="float" office:value="0">
            <text:p>0</text:p>
          </table:table-cell>
          <table:table-cell office:value-type="float" office:value="-29.1219207748075">
            <text:p>-29.121920774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428">
            <text:p>428</text:p>
          </table:table-cell>
          <table:table-cell office:value-type="float" office:value="9557">
            <text:p>9557</text:p>
          </table:table-cell>
          <table:table-cell office:value-type="float" office:value="13725">
            <text:p>13725</text:p>
          </table:table-cell>
          <table:table-cell office:value-type="float" office:value="18915">
            <text:p>18915</text:p>
          </table:table-cell>
          <table:table-cell office:value-type="float" office:value="-21.75">
            <text:p>-21.75</text:p>
          </table:table-cell>
          <table:table-cell office:value-type="float" office:value="-171.25">
            <text:p>-171.25</text:p>
          </table:table-cell>
          <table:table-cell office:value-type="float" office:value="-233.375">
            <text:p>-233.375</text:p>
          </table:table-cell>
          <table:table-cell office:value-type="float" office:value="-0.00227581877158104">
            <text:p>-0.0022758188</text:p>
          </table:table-cell>
          <table:table-cell office:value-type="float" office:value="-0.0124772313296903">
            <text:p>-0.0124772313</text:p>
          </table:table-cell>
          <table:table-cell office:value-type="float" office:value="-0.0123380914618028">
            <text:p>-0.0123380915</text:p>
          </table:table-cell>
          <table:table-cell office:value-type="float" office:value="0.992044785827585">
            <text:p>0.9920447858</text:p>
          </table:table-cell>
          <table:table-cell office:value-type="float" office:value="0.956634825697327">
            <text:p>0.9566348257</text:p>
          </table:table-cell>
          <table:table-cell office:value-type="float" office:value="0.957115047745493">
            <text:p>0.95711504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9320">
            <text:p>9320</text:p>
          </table:table-cell>
          <table:table-cell office:value-type="float" office:value="12635">
            <text:p>12635</text:p>
          </table:table-cell>
          <table:table-cell office:value-type="float" office:value="19333">
            <text:p>19333</text:p>
          </table:table-cell>
          <table:table-cell office:value-type="float" office:value="-120.5">
            <text:p>-120.5</text:p>
          </table:table-cell>
          <table:table-cell office:value-type="float" office:value="-130.5">
            <text:p>-130.5</text:p>
          </table:table-cell>
          <table:table-cell office:value-type="float" office:value="-383.25">
            <text:p>-383.25</text:p>
          </table:table-cell>
          <table:table-cell office:value-type="float" office:value="-0.0129291845493562">
            <text:p>-0.0129291845</text:p>
          </table:table-cell>
          <table:table-cell office:value-type="float" office:value="-0.0103284527107242">
            <text:p>-0.0103284527</text:p>
          </table:table-cell>
          <table:table-cell office:value-type="float" office:value="-0.0198236176485802">
            <text:p>-0.0198236176</text:p>
          </table:table-cell>
          <table:table-cell office:value-type="float" office:value="0.955075495150951">
            <text:p>0.9550754952</text:p>
          </table:table-cell>
          <table:table-cell office:value-type="float" office:value="0.964059502305845">
            <text:p>0.9640595023</text:p>
          </table:table-cell>
          <table:table-cell office:value-type="float" office:value="0.931387570830657">
            <text:p>0.93138757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 office:value-type="float" office:value="1146">
            <text:p>1146</text:p>
          </table:table-cell>
          <table:table-cell office:value-type="float" office:value="9049">
            <text:p>9049</text:p>
          </table:table-cell>
          <table:table-cell office:value-type="float" office:value="12256">
            <text:p>12256</text:p>
          </table:table-cell>
          <table:table-cell office:value-type="float" office:value="17664">
            <text:p>17664</text:p>
          </table:table-cell>
          <table:table-cell office:value-type="float" office:value="-70">
            <text:p>-70</text:p>
          </table:table-cell>
          <table:table-cell office:value-type="float" office:value="-235.875">
            <text:p>-235.875</text:p>
          </table:table-cell>
          <table:table-cell office:value-type="float" office:value="-203.5">
            <text:p>-203.5</text:p>
          </table:table-cell>
          <table:table-cell office:value-type="float" office:value="-0.00773566139904962">
            <text:p>-0.0077356614</text:p>
          </table:table-cell>
          <table:table-cell office:value-type="float" office:value="-0.0192456755874674">
            <text:p>-0.0192456756</text:p>
          </table:table-cell>
          <table:table-cell office:value-type="float" office:value="-0.011520606884058">
            <text:p>-0.0115206069</text:p>
          </table:table-cell>
          <table:table-cell office:value-type="float" office:value="0.973042472399597">
            <text:p>0.9730424724</text:p>
          </table:table-cell>
          <table:table-cell office:value-type="float" office:value="0.933366111660348">
            <text:p>0.9333661117</text:p>
          </table:table-cell>
          <table:table-cell office:value-type="float" office:value="0.959938015696432">
            <text:p>0.95993801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8484">
            <text:p>8484</text:p>
          </table:table-cell>
          <table:table-cell office:value-type="float" office:value="12198">
            <text:p>12198</text:p>
          </table:table-cell>
          <table:table-cell office:value-type="float" office:value="17651">
            <text:p>17651</text:p>
          </table:table-cell>
          <table:table-cell office:value-type="float" office:value="-120">
            <text:p>-120</text:p>
          </table:table-cell>
          <table:table-cell office:value-type="float" office:value="-87.875">
            <text:p>-87.875</text:p>
          </table:table-cell>
          <table:table-cell office:value-type="float" office:value="-188.875">
            <text:p>-188.875</text:p>
          </table:table-cell>
          <table:table-cell office:value-type="float" office:value="-0.0141442715700141">
            <text:p>-0.0141442716</text:p>
          </table:table-cell>
          <table:table-cell office:value-type="float" office:value="-0.00720404984423676">
            <text:p>-0.0072040498</text:p>
          </table:table-cell>
          <table:table-cell office:value-type="float" office:value="-0.0107005268823296">
            <text:p>-0.0107005269</text:p>
          </table:table-cell>
          <table:table-cell office:value-type="float" office:value="0.950887167924713">
            <text:p>0.9508871679</text:p>
          </table:table-cell>
          <table:table-cell office:value-type="float" office:value="0.974887546280122">
            <text:p>0.9748875463</text:p>
          </table:table-cell>
          <table:table-cell office:value-type="float" office:value="0.962772578411943">
            <text:p>0.96277257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8240">
            <text:p>8240</text:p>
          </table:table-cell>
          <table:table-cell office:value-type="float" office:value="12173">
            <text:p>12173</text:p>
          </table:table-cell>
          <table:table-cell office:value-type="float" office:value="18498">
            <text:p>18498</text:p>
          </table:table-cell>
          <table:table-cell office:value-type="float" office:value="-262.25">
            <text:p>-262.25</text:p>
          </table:table-cell>
          <table:table-cell office:value-type="float" office:value="-153.125">
            <text:p>-153.125</text:p>
          </table:table-cell>
          <table:table-cell office:value-type="float" office:value="-248.125">
            <text:p>-248.125</text:p>
          </table:table-cell>
          <table:table-cell office:value-type="float" office:value="-0.0318264563106796">
            <text:p>-0.0318264563</text:p>
          </table:table-cell>
          <table:table-cell office:value-type="float" office:value="-0.0125790684301323">
            <text:p>-0.0125790684</text:p>
          </table:table-cell>
          <table:table-cell office:value-type="float" office:value="-0.0134136122824089">
            <text:p>-0.0134136123</text:p>
          </table:table-cell>
          <table:table-cell office:value-type="float" office:value="0.890592732622361">
            <text:p>0.8905927326</text:p>
          </table:table-cell>
          <table:table-cell office:value-type="float" office:value="0.956283397101174">
            <text:p>0.9562833971</text:p>
          </table:table-cell>
          <table:table-cell office:value-type="float" office:value="0.953405010000716">
            <text:p>0.95340501</text:p>
          </table:table-cell>
          <table:table-cell office:value-type="float" office:value="-21.4305201201767">
            <text:p>-21.43052012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604">
            <text:p>604</text:p>
          </table:table-cell>
          <table:table-cell office:value-type="float" office:value="8204">
            <text:p>8204</text:p>
          </table:table-cell>
          <table:table-cell office:value-type="float" office:value="11669">
            <text:p>11669</text:p>
          </table:table-cell>
          <table:table-cell office:value-type="float" office:value="16954">
            <text:p>16954</text:p>
          </table:table-cell>
          <table:table-cell office:value-type="float" office:value="-253.375">
            <text:p>-253.375</text:p>
          </table:table-cell>
          <table:table-cell table:number-columns-repeated="2" office:value-type="float" office:value="-208">
            <text:p>-208</text:p>
          </table:table-cell>
          <table:table-cell office:value-type="float" office:value="-0.030884324719649">
            <text:p>-0.0308843247</text:p>
          </table:table-cell>
          <table:table-cell office:value-type="float" office:value="-0.017825006427286">
            <text:p>-0.0178250064</text:p>
          </table:table-cell>
          <table:table-cell office:value-type="float" office:value="-0.0122684912115135">
            <text:p>-0.0122684912</text:p>
          </table:table-cell>
          <table:table-cell office:value-type="float" office:value="0.893774392847471">
            <text:p>0.8937743928</text:p>
          </table:table-cell>
          <table:table-cell office:value-type="float" office:value="0.938235229978599">
            <text:p>0.93823523</text:p>
          </table:table-cell>
          <table:table-cell office:value-type="float" office:value="0.957355291877852">
            <text:p>0.9573552919</text:p>
          </table:table-cell>
          <table:table-cell office:value-type="float" office:value="-22.0949472455262">
            <text:p>-22.09494724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578">
            <text:p>8578</text:p>
          </table:table-cell>
          <table:table-cell office:value-type="float" office:value="11632">
            <text:p>11632</text:p>
          </table:table-cell>
          <table:table-cell office:value-type="float" office:value="16499">
            <text:p>16499</text:p>
          </table:table-cell>
          <table:table-cell office:value-type="float" office:value="-159.75">
            <text:p>-159.75</text:p>
          </table:table-cell>
          <table:table-cell office:value-type="float" office:value="-299.875">
            <text:p>-299.875</text:p>
          </table:table-cell>
          <table:table-cell office:value-type="float" office:value="-314.5">
            <text:p>-314.5</text:p>
          </table:table-cell>
          <table:table-cell office:value-type="float" office:value="-0.0186232221963162">
            <text:p>-0.0186232222</text:p>
          </table:table-cell>
          <table:table-cell office:value-type="float" office:value="-0.0257801753782669">
            <text:p>-0.0257801754</text:p>
          </table:table-cell>
          <table:table-cell office:value-type="float" office:value="-0.0190617613188678">
            <text:p>-0.0190617613</text:p>
          </table:table-cell>
          <table:table-cell office:value-type="float" office:value="0.935498498146641">
            <text:p>0.9354984981</text:p>
          </table:table-cell>
          <table:table-cell office:value-type="float" office:value="0.911072036363433">
            <text:p>0.9110720364</text:p>
          </table:table-cell>
          <table:table-cell office:value-type="float" office:value="0.933996002843335">
            <text:p>0.9339960028</text:p>
          </table:table-cell>
          <table:table-cell office:value-type="float" office:value="0">
            <text:p>0</text:p>
          </table:table-cell>
          <table:table-cell office:value-type="float" office:value="-26.53874730078">
            <text:p>-26.5387473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569">
            <text:p>569</text:p>
          </table:table-cell>
          <table:table-cell office:value-type="float" office:value="8205">
            <text:p>8205</text:p>
          </table:table-cell>
          <table:table-cell office:value-type="float" office:value="12194">
            <text:p>12194</text:p>
          </table:table-cell>
          <table:table-cell office:value-type="float" office:value="17441">
            <text:p>17441</text:p>
          </table:table-cell>
          <table:table-cell office:value-type="float" office:value="-78.75">
            <text:p>-78.75</text:p>
          </table:table-cell>
          <table:table-cell office:value-type="float" office:value="-152.125">
            <text:p>-152.125</text:p>
          </table:table-cell>
          <table:table-cell office:value-type="float" office:value="-305.75">
            <text:p>-305.75</text:p>
          </table:table-cell>
          <table:table-cell office:value-type="float" office:value="-0.00959780621572212">
            <text:p>-0.0095978062</text:p>
          </table:table-cell>
          <table:table-cell office:value-type="float" office:value="-0.0124753977365918">
            <text:p>-0.0124753977</text:p>
          </table:table-cell>
          <table:table-cell office:value-type="float" office:value="-0.017530531506221">
            <text:p>-0.0175305315</text:p>
          </table:table-cell>
          <table:table-cell office:value-type="float" office:value="0.966588229297915">
            <text:p>0.9665882293</text:p>
          </table:table-cell>
          <table:table-cell office:value-type="float" office:value="0.956641153597354">
            <text:p>0.9566411536</text:p>
          </table:table-cell>
          <table:table-cell office:value-type="float" office:value="0.939245486016612">
            <text:p>0.9392454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8082">
            <text:p>8082</text:p>
          </table:table-cell>
          <table:table-cell office:value-type="float" office:value="11570">
            <text:p>11570</text:p>
          </table:table-cell>
          <table:table-cell office:value-type="float" office:value="18390">
            <text:p>18390</text:p>
          </table:table-cell>
          <table:table-cell office:value-type="float" office:value="-214">
            <text:p>-214</text:p>
          </table:table-cell>
          <table:table-cell office:value-type="float" office:value="-95.5">
            <text:p>-95.5</text:p>
          </table:table-cell>
          <table:table-cell office:value-type="float" office:value="-358.375">
            <text:p>-358.375</text:p>
          </table:table-cell>
          <table:table-cell office:value-type="float" office:value="-0.0264785944073249">
            <text:p>-0.0264785944</text:p>
          </table:table-cell>
          <table:table-cell office:value-type="float" office:value="-0.00825410544511668">
            <text:p>-0.0082541054</text:p>
          </table:table-cell>
          <table:table-cell office:value-type="float" office:value="-0.0194874932028276">
            <text:p>-0.0194874932</text:p>
          </table:table-cell>
          <table:table-cell office:value-type="float" office:value="0.908699106859467">
            <text:p>0.9086991069</text:p>
          </table:table-cell>
          <table:table-cell office:value-type="float" office:value="0.971244166245222">
            <text:p>0.9712441662</text:p>
          </table:table-cell>
          <table:table-cell office:value-type="float" office:value="0.932538108077111">
            <text:p>0.9325381081</text:p>
          </table:table-cell>
          <table:table-cell office:value-type="float" office:value="-25.8295189364632">
            <text:p>-25.82951893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8108">
            <text:p>8108</text:p>
          </table:table-cell>
          <table:table-cell office:value-type="float" office:value="10956">
            <text:p>10956</text:p>
          </table:table-cell>
          <table:table-cell office:value-type="float" office:value="16687">
            <text:p>16687</text:p>
          </table:table-cell>
          <table:table-cell office:value-type="float" office:value="74.875">
            <text:p>74.875</text:p>
          </table:table-cell>
          <table:table-cell office:value-type="float" office:value="-241">
            <text:p>-241</text:p>
          </table:table-cell>
          <table:table-cell office:value-type="float" office:value="-232.75">
            <text:p>-232.75</text:p>
          </table:table-cell>
          <table:table-cell office:value-type="float" office:value="0.00923470646275284">
            <text:p>0.0092347065</text:p>
          </table:table-cell>
          <table:table-cell office:value-type="float" office:value="-0.0219970792259949">
            <text:p>-0.0219970792</text:p>
          </table:table-cell>
          <table:table-cell office:value-type="float" office:value="-0.0139479834601786">
            <text:p>-0.0139479835</text:p>
          </table:table-cell>
          <table:table-cell office:value-type="float" office:value="1.0324886210344">
            <text:p>1.032488621</text:p>
          </table:table-cell>
          <table:table-cell office:value-type="float" office:value="0.923958610838188">
            <text:p>0.9239586108</text:p>
          </table:table-cell>
          <table:table-cell office:value-type="float" office:value="0.951563368524882">
            <text:p>0.9515633685</text:p>
          </table:table-cell>
          <table:table-cell office:value-type="float" office:value="0">
            <text:p>0</text:p>
          </table:table-cell>
          <table:table-cell office:value-type="float" office:value="-31.1630151224272">
            <text:p>-31.16301512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7950">
            <text:p>7950</text:p>
          </table:table-cell>
          <table:table-cell office:value-type="float" office:value="10788">
            <text:p>10788</text:p>
          </table:table-cell>
          <table:table-cell office:value-type="float" office:value="15389">
            <text:p>15389</text:p>
          </table:table-cell>
          <table:table-cell office:value-type="float" office:value="94.125">
            <text:p>94.125</text:p>
          </table:table-cell>
          <table:table-cell office:value-type="float" office:value="-193.25">
            <text:p>-193.25</text:p>
          </table:table-cell>
          <table:table-cell office:value-type="float" office:value="-221.75">
            <text:p>-221.75</text:p>
          </table:table-cell>
          <table:table-cell office:value-type="float" office:value="0.0118396226415094">
            <text:p>0.0118396226</text:p>
          </table:table-cell>
          <table:table-cell office:value-type="float" office:value="-0.0179134223210975">
            <text:p>-0.0179134223</text:p>
          </table:table-cell>
          <table:table-cell office:value-type="float" office:value="-0.0144096432516733">
            <text:p>-0.0144096433</text:p>
          </table:table-cell>
          <table:table-cell office:value-type="float" office:value="1.0417134255073">
            <text:p>1.0417134255</text:p>
          </table:table-cell>
          <table:table-cell office:value-type="float" office:value="0.937931967646697">
            <text:p>0.9379319676</text:p>
          </table:table-cell>
          <table:table-cell office:value-type="float" office:value="0.949973218743679">
            <text:p>0.94997321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7850">
            <text:p>7850</text:p>
          </table:table-cell>
          <table:table-cell office:value-type="float" office:value="10655">
            <text:p>10655</text:p>
          </table:table-cell>
          <table:table-cell office:value-type="float" office:value="16507">
            <text:p>16507</text:p>
          </table:table-cell>
          <table:table-cell office:value-type="float" office:value="38.375">
            <text:p>38.375</text:p>
          </table:table-cell>
          <table:table-cell office:value-type="float" office:value="-66.375">
            <text:p>-66.375</text:p>
          </table:table-cell>
          <table:table-cell office:value-type="float" office:value="-163">
            <text:p>-163</text:p>
          </table:table-cell>
          <table:table-cell office:value-type="float" office:value="0.00488853503184713">
            <text:p>0.004888535</text:p>
          </table:table-cell>
          <table:table-cell office:value-type="float" office:value="-0.00622946973251994">
            <text:p>-0.0062294697</text:p>
          </table:table-cell>
          <table:table-cell office:value-type="float" office:value="-0.00987459865511601">
            <text:p>-0.0098745987</text:p>
          </table:table-cell>
          <table:table-cell office:value-type="float" office:value="1.01715671224999">
            <text:p>1.0171567122</text:p>
          </table:table-cell>
          <table:table-cell office:value-type="float" office:value="0.978272916270751">
            <text:p>0.9782729163</text:p>
          </table:table-cell>
          <table:table-cell office:value-type="float" office:value="0.965630019796349">
            <text:p>0.96563001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626">
            <text:p>626</text:p>
          </table:table-cell>
          <table:table-cell office:value-type="float" office:value="7950">
            <text:p>7950</text:p>
          </table:table-cell>
          <table:table-cell office:value-type="float" office:value="10374">
            <text:p>10374</text:p>
          </table:table-cell>
          <table:table-cell office:value-type="float" office:value="15231">
            <text:p>15231</text:p>
          </table:table-cell>
          <table:table-cell office:value-type="float" office:value="-178.625">
            <text:p>-178.625</text:p>
          </table:table-cell>
          <table:table-cell office:value-type="float" office:value="47.875">
            <text:p>47.875</text:p>
          </table:table-cell>
          <table:table-cell office:value-type="float" office:value="-115.5">
            <text:p>-115.5</text:p>
          </table:table-cell>
          <table:table-cell office:value-type="float" office:value="-0.0224685534591195">
            <text:p>-0.0224685535</text:p>
          </table:table-cell>
          <table:table-cell office:value-type="float" office:value="0.00461490264121843">
            <text:p>0.0046149026</text:p>
          </table:table-cell>
          <table:table-cell office:value-type="float" office:value="-0.0075832184360843">
            <text:p>-0.0075832184</text:p>
          </table:table-cell>
          <table:table-cell office:value-type="float" office:value="0.922349541246391">
            <text:p>0.9223495412</text:p>
          </table:table-cell>
          <table:table-cell office:value-type="float" office:value="1.01619390200398">
            <text:p>1.016193902</text:p>
          </table:table-cell>
          <table:table-cell office:value-type="float" office:value="0.97357144566933">
            <text:p>0.9735714457</text:p>
          </table:table-cell>
          <table:table-cell office:value-type="float" office:value="-30.5017713653541">
            <text:p>-30.50177136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858">
            <text:p>858</text:p>
          </table:table-cell>
          <table:table-cell office:value-type="float" office:value="7916">
            <text:p>7916</text:p>
          </table:table-cell>
          <table:table-cell office:value-type="float" office:value="10514">
            <text:p>10514</text:p>
          </table:table-cell>
          <table:table-cell office:value-type="float" office:value="15732">
            <text:p>15732</text:p>
          </table:table-cell>
          <table:table-cell office:value-type="float" office:value="-167.875">
            <text:p>-167.875</text:p>
          </table:table-cell>
          <table:table-cell office:value-type="float" office:value="-227.75">
            <text:p>-227.75</text:p>
          </table:table-cell>
          <table:table-cell office:value-type="float" office:value="193">
            <text:p>193</text:p>
          </table:table-cell>
          <table:table-cell office:value-type="float" office:value="-0.0212070490146539">
            <text:p>-0.021207049</text:p>
          </table:table-cell>
          <table:table-cell office:value-type="float" office:value="-0.0216615940650561">
            <text:p>-0.0216615941</text:p>
          </table:table-cell>
          <table:table-cell office:value-type="float" office:value="0.0122679888126112">
            <text:p>0.0122679888</text:p>
          </table:table-cell>
          <table:table-cell office:value-type="float" office:value="0.926656816747415">
            <text:p>0.9266568167</text:p>
          </table:table-cell>
          <table:table-cell office:value-type="float" office:value="0.925104101100885">
            <text:p>0.9251041011</text:p>
          </table:table-cell>
          <table:table-cell office:value-type="float" office:value="1.04323294780117">
            <text:p>1.0432329478</text:p>
          </table:table-cell>
          <table:table-cell office:value-type="float" office:value="-32.3369422976573">
            <text:p>-32.3369422977</text:p>
          </table:table-cell>
          <table:table-cell office:value-type="float" office:value="-31.6510613647803">
            <text:p>-31.65106136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7580">
            <text:p>7580</text:p>
          </table:table-cell>
          <table:table-cell office:value-type="float" office:value="10751">
            <text:p>10751</text:p>
          </table:table-cell>
          <table:table-cell office:value-type="float" office:value="17358">
            <text:p>17358</text:p>
          </table:table-cell>
          <table:table-cell office:value-type="float" office:value="141.625">
            <text:p>141.625</text:p>
          </table:table-cell>
          <table:table-cell office:value-type="float" office:value="-151.5">
            <text:p>-151.5</text:p>
          </table:table-cell>
          <table:table-cell office:value-type="float" office:value="320.5">
            <text:p>320.5</text:p>
          </table:table-cell>
          <table:table-cell office:value-type="float" office:value="0.018684036939314">
            <text:p>0.0186840369</text:p>
          </table:table-cell>
          <table:table-cell office:value-type="float" office:value="-0.0140917123988466">
            <text:p>-0.0140917124</text:p>
          </table:table-cell>
          <table:table-cell office:value-type="float" office:value="0.0184641087682913">
            <text:p>0.0184641088</text:p>
          </table:table-cell>
          <table:table-cell office:value-type="float" office:value="1.06607835203084">
            <text:p>1.066078352</text:p>
          </table:table-cell>
          <table:table-cell office:value-type="float" office:value="0.951068216266367">
            <text:p>0.9510682163</text:p>
          </table:table-cell>
          <table:table-cell office:value-type="float" office:value="1.06529259038173">
            <text:p>1.06529259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575">
            <text:p>575</text:p>
          </table:table-cell>
          <table:table-cell table:number-columns-repeated="2" office:value-type="float" office:value="880">
            <text:p>880</text:p>
          </table:table-cell>
          <table:table-cell office:value-type="float" office:value="7844">
            <text:p>7844</text:p>
          </table:table-cell>
          <table:table-cell office:value-type="float" office:value="11860">
            <text:p>11860</text:p>
          </table:table-cell>
          <table:table-cell office:value-type="float" office:value="17008">
            <text:p>17008</text:p>
          </table:table-cell>
          <table:table-cell office:value-type="float" office:value="-17">
            <text:p>-17</text:p>
          </table:table-cell>
          <table:table-cell office:value-type="float" office:value="-121.5">
            <text:p>-121.5</text:p>
          </table:table-cell>
          <table:table-cell office:value-type="float" office:value="275">
            <text:p>275</text:p>
          </table:table-cell>
          <table:table-cell office:value-type="float" office:value="-0.00216726160122387">
            <text:p>-0.0021672616</text:p>
          </table:table-cell>
          <table:table-cell office:value-type="float" office:value="-0.0102445193929174">
            <text:p>-0.0102445194</text:p>
          </table:table-cell>
          <table:table-cell office:value-type="float" office:value="0.0161688617121355">
            <text:p>0.0161688617</text:p>
          </table:table-cell>
          <table:table-cell office:value-type="float" office:value="0.992423790560499">
            <text:p>0.9924237906</text:p>
          </table:table-cell>
          <table:table-cell office:value-type="float" office:value="0.964349884472869">
            <text:p>0.9643498845</text:p>
          </table:table-cell>
          <table:table-cell office:value-type="float" office:value="1.05710342288704">
            <text:p>1.05710342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952">
            <text:p>7952</text:p>
          </table:table-cell>
          <table:table-cell office:value-type="float" office:value="11061">
            <text:p>11061</text:p>
          </table:table-cell>
          <table:table-cell office:value-type="float" office:value="16665">
            <text:p>16665</text:p>
          </table:table-cell>
          <table:table-cell office:value-type="float" office:value="27.25">
            <text:p>27.25</text:p>
          </table:table-cell>
          <table:table-cell office:value-type="float" office:value="-30.25">
            <text:p>-30.25</text:p>
          </table:table-cell>
          <table:table-cell office:value-type="float" office:value="498.25">
            <text:p>498.25</text:p>
          </table:table-cell>
          <table:table-cell office:value-type="float" office:value="0.00342681086519115">
            <text:p>0.0034268109</text:p>
          </table:table-cell>
          <table:table-cell office:value-type="float" office:value="-0.00273483410179911">
            <text:p>-0.0027348341</text:p>
          </table:table-cell>
          <table:table-cell office:value-type="float" office:value="0.0298979897989799">
            <text:p>0.0298979898</text:p>
          </table:table-cell>
          <table:table-cell office:value-type="float" office:value="1.01201685437227">
            <text:p>1.0120168544</text:p>
          </table:table-cell>
          <table:table-cell office:value-type="float" office:value="0.990442740106129">
            <text:p>0.9904427401</text:p>
          </table:table-cell>
          <table:table-cell office:value-type="float" office:value="1.10639498829271">
            <text:p>1.1063949883</text:p>
          </table:table-cell>
          <table:table-cell table:number-columns-repeated="2" office:value-type="float" office:value="0">
            <text:p>0</text:p>
          </table:table-cell>
          <table:table-cell office:value-type="float" office:value="23.528610565735">
            <text:p>23.528610565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7804">
            <text:p>7804</text:p>
          </table:table-cell>
          <table:table-cell office:value-type="float" office:value="11218">
            <text:p>11218</text:p>
          </table:table-cell>
          <table:table-cell office:value-type="float" office:value="16418">
            <text:p>16418</text:p>
          </table:table-cell>
          <table:table-cell office:value-type="float" office:value="66.5">
            <text:p>66.5</text:p>
          </table:table-cell>
          <table:table-cell office:value-type="float" office:value="281.375">
            <text:p>281.375</text:p>
          </table:table-cell>
          <table:table-cell office:value-type="float" office:value="389.625">
            <text:p>389.625</text:p>
          </table:table-cell>
          <table:table-cell office:value-type="float" office:value="0.00852127114300359">
            <text:p>0.0085212711</text:p>
          </table:table-cell>
          <table:table-cell office:value-type="float" office:value="0.0250824567659119">
            <text:p>0.0250824568</text:p>
          </table:table-cell>
          <table:table-cell office:value-type="float" office:value="0.0237315751004995">
            <text:p>0.0237315751</text:p>
          </table:table-cell>
          <table:table-cell office:value-type="float" office:value="1.02996676864182">
            <text:p>1.0299667686</text:p>
          </table:table-cell>
          <table:table-cell office:value-type="float" office:value="1.08902169277002">
            <text:p>1.0890216928</text:p>
          </table:table-cell>
          <table:table-cell office:value-type="float" office:value="1.08416436065898">
            <text:p>1.0841643607</text:p>
          </table:table-cell>
          <table:table-cell office:value-type="float" office:value="0">
            <text:p>0</text:p>
          </table:table-cell>
          <table:table-cell office:value-type="float" office:value="27.979883026838">
            <text:p>27.9798830268</text:p>
          </table:table-cell>
          <table:table-cell office:value-type="float" office:value="29.5530222533086">
            <text:p>29.553022253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7580">
            <text:p>7580</text:p>
          </table:table-cell>
          <table:table-cell office:value-type="float" office:value="11932">
            <text:p>11932</text:p>
          </table:table-cell>
          <table:table-cell office:value-type="float" office:value="17275">
            <text:p>17275</text:p>
          </table:table-cell>
          <table:table-cell office:value-type="float" office:value="141.625">
            <text:p>141.625</text:p>
          </table:table-cell>
          <table:table-cell office:value-type="float" office:value="96.5">
            <text:p>96.5</text:p>
          </table:table-cell>
          <table:table-cell office:value-type="float" office:value="273.125">
            <text:p>273.125</text:p>
          </table:table-cell>
          <table:table-cell office:value-type="float" office:value="0.018684036939314">
            <text:p>0.0186840369</text:p>
          </table:table-cell>
          <table:table-cell office:value-type="float" office:value="0.00808749580958766">
            <text:p>0.0080874958</text:p>
          </table:table-cell>
          <table:table-cell office:value-type="float" office:value="0.0158104196816208">
            <text:p>0.0158104197</text:p>
          </table:table-cell>
          <table:table-cell office:value-type="float" office:value="1.06607835203084">
            <text:p>1.066078352</text:p>
          </table:table-cell>
          <table:table-cell office:value-type="float" office:value="1.02843443420696">
            <text:p>1.0284344342</text:p>
          </table:table-cell>
          <table:table-cell office:value-type="float" office:value="1.05582640885187">
            <text:p>1.05582640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7752">
            <text:p>7752</text:p>
          </table:table-cell>
          <table:table-cell office:value-type="float" office:value="11912">
            <text:p>11912</text:p>
          </table:table-cell>
          <table:table-cell office:value-type="float" office:value="16594">
            <text:p>16594</text:p>
          </table:table-cell>
          <table:table-cell office:value-type="float" office:value="-1.375">
            <text:p>-1.375</text:p>
          </table:table-cell>
          <table:table-cell office:value-type="float" office:value="-24.625">
            <text:p>-24.625</text:p>
          </table:table-cell>
          <table:table-cell office:value-type="float" office:value="337.25">
            <text:p>337.25</text:p>
          </table:table-cell>
          <table:table-cell office:value-type="float" office:value="-0.000177373581011352">
            <text:p>-0.0001773736</text:p>
          </table:table-cell>
          <table:table-cell office:value-type="float" office:value="-0.00206724311618536">
            <text:p>-0.0020672431</text:p>
          </table:table-cell>
          <table:table-cell office:value-type="float" office:value="0.0203236109437146">
            <text:p>0.0203236109</text:p>
          </table:table-cell>
          <table:table-cell office:value-type="float" office:value="0.999379254130779">
            <text:p>0.9993792541</text:p>
          </table:table-cell>
          <table:table-cell office:value-type="float" office:value="0.99277302514179">
            <text:p>0.9927730251</text:p>
          </table:table-cell>
          <table:table-cell office:value-type="float" office:value="1.07194221466011">
            <text:p>1.0719422147</text:p>
          </table:table-cell>
          <table:table-cell table:number-columns-repeated="2" office:value-type="float" office:value="0">
            <text:p>0</text:p>
          </table:table-cell>
          <table:table-cell office:value-type="float" office:value="34.4509245934096">
            <text:p>34.450924593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617">
            <text:p>11617</text:p>
          </table:table-cell>
          <table:table-cell office:value-type="float" office:value="17975">
            <text:p>17975</text:p>
          </table:table-cell>
          <table:table-cell office:value-type="float" office:value="41.125">
            <text:p>41.125</text:p>
          </table:table-cell>
          <table:table-cell office:value-type="float" office:value="301.875">
            <text:p>301.875</text:p>
          </table:table-cell>
          <table:table-cell office:value-type="float" office:value="-148">
            <text:p>-148</text:p>
          </table:table-cell>
          <table:table-cell office:value-type="float" office:value="0.00541545957334738">
            <text:p>0.0054154596</text:p>
          </table:table-cell>
          <table:table-cell office:value-type="float" office:value="0.0259856245157958">
            <text:p>0.0259856245</text:p>
          </table:table-cell>
          <table:table-cell office:value-type="float" office:value="-0.0082336578581363">
            <text:p>-0.0082336579</text:p>
          </table:table-cell>
          <table:table-cell office:value-type="float" office:value="1.0190115898234">
            <text:p>1.0190115898</text:p>
          </table:table-cell>
          <table:table-cell office:value-type="float" office:value="1.09227318106098">
            <text:p>1.0922731811</text:p>
          </table:table-cell>
          <table:table-cell office:value-type="float" office:value="0.971315072015104">
            <text:p>0.971315072</text:p>
          </table:table-cell>
          <table:table-cell office:value-type="float" office:value="0">
            <text:p>0</text:p>
          </table:table-cell>
          <table:table-cell office:value-type="float" office:value="27.0193470153821">
            <text:p>27.0193470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8448">
            <text:p>8448</text:p>
          </table:table-cell>
          <table:table-cell office:value-type="float" office:value="11526">
            <text:p>11526</text:p>
          </table:table-cell>
          <table:table-cell office:value-type="float" office:value="18849">
            <text:p>18849</text:p>
          </table:table-cell>
          <table:table-cell office:value-type="float" office:value="127.75">
            <text:p>127.75</text:p>
          </table:table-cell>
          <table:table-cell office:value-type="float" office:value="309.75">
            <text:p>309.75</text:p>
          </table:table-cell>
          <table:table-cell office:value-type="float" office:value="-101.5">
            <text:p>-101.5</text:p>
          </table:table-cell>
          <table:table-cell office:value-type="float" office:value="0.0151219223484848">
            <text:p>0.0151219223</text:p>
          </table:table-cell>
          <table:table-cell office:value-type="float" office:value="0.0268740239458615">
            <text:p>0.0268740239</text:p>
          </table:table-cell>
          <table:table-cell office:value-type="float" office:value="-0.00538490105575893">
            <text:p>-0.0053849011</text:p>
          </table:table-cell>
          <table:table-cell office:value-type="float" office:value="1.0533749263893">
            <text:p>1.0533749264</text:p>
          </table:table-cell>
          <table:table-cell office:value-type="float" office:value="1.09547462161008">
            <text:p>1.0954746216</text:p>
          </table:table-cell>
          <table:table-cell office:value-type="float" office:value="0.981209680737229">
            <text:p>0.9812096807</text:p>
          </table:table-cell>
          <table:table-cell office:value-type="float" office:value="0">
            <text:p>0</text:p>
          </table:table-cell>
          <table:table-cell office:value-type="float" office:value="26.1375015314525">
            <text:p>26.1375015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8976">
            <text:p>8976</text:p>
          </table:table-cell>
          <table:table-cell office:value-type="float" office:value="12158">
            <text:p>12158</text:p>
          </table:table-cell>
          <table:table-cell office:value-type="float" office:value="18237">
            <text:p>18237</text:p>
          </table:table-cell>
          <table:table-cell office:value-type="float" office:value="40.625">
            <text:p>40.625</text:p>
          </table:table-cell>
          <table:table-cell office:value-type="float" office:value="205.5">
            <text:p>205.5</text:p>
          </table:table-cell>
          <table:table-cell office:value-type="float" office:value="-53">
            <text:p>-53</text:p>
          </table:table-cell>
          <table:table-cell office:value-type="float" office:value="0.00452595811051693">
            <text:p>0.0045259581</text:p>
          </table:table-cell>
          <table:table-cell office:value-type="float" office:value="0.0169024510610298">
            <text:p>0.0169024511</text:p>
          </table:table-cell>
          <table:table-cell office:value-type="float" office:value="-0.00290617974447552">
            <text:p>-0.0029061797</text:p>
          </table:table-cell>
          <table:table-cell office:value-type="float" office:value="1.01588100260857">
            <text:p>1.0158810026</text:p>
          </table:table-cell>
          <table:table-cell office:value-type="float" office:value="1.05971853670327">
            <text:p>1.0597185367</text:p>
          </table:table-cell>
          <table:table-cell office:value-type="float" office:value="0.989844924820522">
            <text:p>0.98984492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9031">
            <text:p>9031</text:p>
          </table:table-cell>
          <table:table-cell office:value-type="float" office:value="11818">
            <text:p>11818</text:p>
          </table:table-cell>
          <table:table-cell office:value-type="float" office:value="16346">
            <text:p>16346</text:p>
          </table:table-cell>
          <table:table-cell office:value-type="float" office:value="-69.75">
            <text:p>-69.75</text:p>
          </table:table-cell>
          <table:table-cell office:value-type="float" office:value="-90">
            <text:p>-90</text:p>
          </table:table-cell>
          <table:table-cell office:value-type="float" office:value="288.875">
            <text:p>288.875</text:p>
          </table:table-cell>
          <table:table-cell office:value-type="float" office:value="-0.0077233971874654">
            <text:p>-0.0077233972</text:p>
          </table:table-cell>
          <table:table-cell office:value-type="float" office:value="-0.00761550177695041">
            <text:p>-0.0076155018</text:p>
          </table:table-cell>
          <table:table-cell office:value-type="float" office:value="0.0176725192707696">
            <text:p>0.0176725193</text:p>
          </table:table-cell>
          <table:table-cell office:value-type="float" office:value="0.973085025537537">
            <text:p>0.9730850255</text:p>
          </table:table-cell>
          <table:table-cell office:value-type="float" office:value="0.97345941568061">
            <text:p>0.9734594157</text:p>
          </table:table-cell>
          <table:table-cell office:value-type="float" office:value="1.06246596060495">
            <text:p>1.06246596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789">
            <text:p>789</text:p>
          </table:table-cell>
          <table:table-cell office:value-type="float" office:value="8872">
            <text:p>8872</text:p>
          </table:table-cell>
          <table:table-cell office:value-type="float" office:value="11524">
            <text:p>11524</text:p>
          </table:table-cell>
          <table:table-cell office:value-type="float" office:value="17512">
            <text:p>17512</text:p>
          </table:table-cell>
          <table:table-cell office:value-type="float" office:value="234.5">
            <text:p>234.5</text:p>
          </table:table-cell>
          <table:table-cell office:value-type="float" office:value="226.125">
            <text:p>226.125</text:p>
          </table:table-cell>
          <table:table-cell office:value-type="float" office:value="-65.125">
            <text:p>-65.125</text:p>
          </table:table-cell>
          <table:table-cell office:value-type="float" office:value="0.026431469792606">
            <text:p>0.0264314698</text:p>
          </table:table-cell>
          <table:table-cell office:value-type="float" office:value="0.0196220930232558">
            <text:p>0.019622093</text:p>
          </table:table-cell>
          <table:table-cell office:value-type="float" office:value="-0.00371887848332572">
            <text:p>-0.0037188785</text:p>
          </table:table-cell>
          <table:table-cell office:value-type="float" office:value="1.0938794445611">
            <text:p>1.0938794446</text:p>
          </table:table-cell>
          <table:table-cell office:value-type="float" office:value="1.06943197758924">
            <text:p>1.0694319776</text:p>
          </table:table-cell>
          <table:table-cell office:value-type="float" office:value="0.987011032220421">
            <text:p>0.9870110322</text:p>
          </table:table-cell>
          <table:table-cell office:value-type="float" office:value="26.5693813463287">
            <text:p>26.569381346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682">
            <text:p>8682</text:p>
          </table:table-cell>
          <table:table-cell office:value-type="float" office:value="11526">
            <text:p>11526</text:p>
          </table:table-cell>
          <table:table-cell office:value-type="float" office:value="18849">
            <text:p>18849</text:p>
          </table:table-cell>
          <table:table-cell office:value-type="float" office:value="-35">
            <text:p>-35</text:p>
          </table:table-cell>
          <table:table-cell office:value-type="float" office:value="309.75">
            <text:p>309.75</text:p>
          </table:table-cell>
          <table:table-cell office:value-type="float" office:value="-56.75">
            <text:p>-56.75</text:p>
          </table:table-cell>
          <table:table-cell office:value-type="float" office:value="-0.00403132918682331">
            <text:p>-0.0040313292</text:p>
          </table:table-cell>
          <table:table-cell office:value-type="float" office:value="0.0268740239458615">
            <text:p>0.0268740239</text:p>
          </table:table-cell>
          <table:table-cell office:value-type="float" office:value="-0.00301076980211152">
            <text:p>-0.0030107698</text:p>
          </table:table-cell>
          <table:table-cell office:value-type="float" office:value="0.985922201011543">
            <text:p>0.985922201</text:p>
          </table:table-cell>
          <table:table-cell office:value-type="float" office:value="1.09547462161008">
            <text:p>1.0954746216</text:p>
          </table:table-cell>
          <table:table-cell office:value-type="float" office:value="0.98948007257282">
            <text:p>0.9894800726</text:p>
          </table:table-cell>
          <table:table-cell office:value-type="float" office:value="0">
            <text:p>0</text:p>
          </table:table-cell>
          <table:table-cell office:value-type="float" office:value="26.1375015314525">
            <text:p>26.1375015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8858">
            <text:p>8858</text:p>
          </table:table-cell>
          <table:table-cell office:value-type="float" office:value="11770">
            <text:p>11770</text:p>
          </table:table-cell>
          <table:table-cell office:value-type="float" office:value="17800">
            <text:p>17800</text:p>
          </table:table-cell>
          <table:table-cell office:value-type="float" office:value="58.125">
            <text:p>58.125</text:p>
          </table:table-cell>
          <table:table-cell office:value-type="float" office:value="-78">
            <text:p>-78</text:p>
          </table:table-cell>
          <table:table-cell office:value-type="float" office:value="-85.5">
            <text:p>-85.5</text:p>
          </table:table-cell>
          <table:table-cell office:value-type="float" office:value="0.00656186498080831">
            <text:p>0.006561865</text:p>
          </table:table-cell>
          <table:table-cell office:value-type="float" office:value="-0.00662701784197111">
            <text:p>-0.0066270178</text:p>
          </table:table-cell>
          <table:table-cell office:value-type="float" office:value="-0.00480337078651685">
            <text:p>-0.0048033708</text:p>
          </table:table-cell>
          <table:table-cell office:value-type="float" office:value="1.023050921254">
            <text:p>1.0230509213</text:p>
          </table:table-cell>
          <table:table-cell office:value-type="float" office:value="0.976891515589438">
            <text:p>0.9768915156</text:p>
          </table:table-cell>
          <table:table-cell office:value-type="float" office:value="0.98323342409418">
            <text:p>0.98323342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8770">
            <text:p>8770</text:p>
          </table:table-cell>
          <table:table-cell office:value-type="float" office:value="11528">
            <text:p>11528</text:p>
          </table:table-cell>
          <table:table-cell office:value-type="float" office:value="17631">
            <text:p>17631</text:p>
          </table:table-cell>
          <table:table-cell office:value-type="float" office:value="-66">
            <text:p>-66</text:p>
          </table:table-cell>
          <table:table-cell office:value-type="float" office:value="132.75">
            <text:p>132.75</text:p>
          </table:table-cell>
          <table:table-cell office:value-type="float" office:value="-258.25">
            <text:p>-258.25</text:p>
          </table:table-cell>
          <table:table-cell office:value-type="float" office:value="-0.00752565564424173">
            <text:p>-0.0075256556</text:p>
          </table:table-cell>
          <table:table-cell office:value-type="float" office:value="0.011515440666204">
            <text:p>0.0115154407</text:p>
          </table:table-cell>
          <table:table-cell office:value-type="float" office:value="-0.0146474958879247">
            <text:p>-0.0146474959</text:p>
          </table:table-cell>
          <table:table-cell office:value-type="float" office:value="0.97377121081119">
            <text:p>0.9737712108</text:p>
          </table:table-cell>
          <table:table-cell office:value-type="float" office:value="1.04056394886424">
            <text:p>1.0405639489</text:p>
          </table:table-cell>
          <table:table-cell office:value-type="float" office:value="0.949154280698406">
            <text:p>0.9491542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8480">
            <text:p>8480</text:p>
          </table:table-cell>
          <table:table-cell office:value-type="float" office:value="12502">
            <text:p>12502</text:p>
          </table:table-cell>
          <table:table-cell office:value-type="float" office:value="20387">
            <text:p>20387</text:p>
          </table:table-cell>
          <table:table-cell office:value-type="float" office:value="142.25">
            <text:p>142.25</text:p>
          </table:table-cell>
          <table:table-cell office:value-type="float" office:value="-68.25">
            <text:p>-68.25</text:p>
          </table:table-cell>
          <table:table-cell office:value-type="float" office:value="-618.75">
            <text:p>-618.75</text:p>
          </table:table-cell>
          <table:table-cell office:value-type="float" office:value="0.0167747641509434">
            <text:p>0.0167747642</text:p>
          </table:table-cell>
          <table:table-cell office:value-type="float" office:value="-0.00545912653975364">
            <text:p>-0.0054591265</text:p>
          </table:table-cell>
          <table:table-cell office:value-type="float" office:value="-0.0303502231814392">
            <text:p>-0.0303502232</text:p>
          </table:table-cell>
          <table:table-cell office:value-type="float" office:value="1.05926320424445">
            <text:p>1.0592632042</text:p>
          </table:table-cell>
          <table:table-cell office:value-type="float" office:value="0.980951469153513">
            <text:p>0.9809514692</text:p>
          </table:table-cell>
          <table:table-cell office:value-type="float" office:value="0.895579645517403">
            <text:p>0.8955796455</text:p>
          </table:table-cell>
          <table:table-cell table:number-columns-repeated="2" office:value-type="float" office:value="0">
            <text:p>0</text:p>
          </table:table-cell>
          <table:table-cell office:value-type="float" office:value="-22.48993559216">
            <text:p>-22.489935592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8376">
            <text:p>8376</text:p>
          </table:table-cell>
          <table:table-cell office:value-type="float" office:value="12996">
            <text:p>12996</text:p>
          </table:table-cell>
          <table:table-cell office:value-type="float" office:value="18966">
            <text:p>18966</text:p>
          </table:table-cell>
          <table:table-cell office:value-type="float" office:value="-44.5">
            <text:p>-44.5</text:p>
          </table:table-cell>
          <table:table-cell office:value-type="float" office:value="-88.125">
            <text:p>-88.125</text:p>
          </table:table-cell>
          <table:table-cell office:value-type="float" office:value="-726.75">
            <text:p>-726.75</text:p>
          </table:table-cell>
          <table:table-cell office:value-type="float" office:value="-0.00531279847182426">
            <text:p>-0.0053127985</text:p>
          </table:table-cell>
          <table:table-cell office:value-type="float" office:value="-0.00678093259464451">
            <text:p>-0.0067809326</text:p>
          </table:table-cell>
          <table:table-cell office:value-type="float" office:value="-0.0383185700727618">
            <text:p>-0.0383185701</text:p>
          </table:table-cell>
          <table:table-cell office:value-type="float" office:value="0.981460527970715">
            <text:p>0.981460528</text:p>
          </table:table-cell>
          <table:table-cell office:value-type="float" office:value="0.976356858770576">
            <text:p>0.9763568588</text:p>
          </table:table-cell>
          <table:table-cell office:value-type="float" office:value="0.868762897857679">
            <text:p>0.8687628979</text:p>
          </table:table-cell>
          <table:table-cell table:number-columns-repeated="2" office:value-type="float" office:value="0">
            <text:p>0</text:p>
          </table:table-cell>
          <table:table-cell office:value-type="float" office:value="-17.7402365561079">
            <text:p>-17.740236556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700">
            <text:p>8700</text:p>
          </table:table-cell>
          <table:table-cell office:value-type="float" office:value="12162">
            <text:p>12162</text:p>
          </table:table-cell>
          <table:table-cell office:value-type="float" office:value="17134">
            <text:p>17134</text:p>
          </table:table-cell>
          <table:table-cell office:value-type="float" office:value="-116.75">
            <text:p>-116.75</text:p>
          </table:table-cell>
          <table:table-cell office:value-type="float" office:value="-75.25">
            <text:p>-75.25</text:p>
          </table:table-cell>
          <table:table-cell office:value-type="float" office:value="-66.5">
            <text:p>-66.5</text:p>
          </table:table-cell>
          <table:table-cell office:value-type="float" office:value="-0.0134195402298851">
            <text:p>-0.0134195402</text:p>
          </table:table-cell>
          <table:table-cell office:value-type="float" office:value="-0.00618730471961848">
            <text:p>-0.0061873047</text:p>
          </table:table-cell>
          <table:table-cell office:value-type="float" office:value="-0.00388117193883506">
            <text:p>-0.0038811719</text:p>
          </table:table-cell>
          <table:table-cell office:value-type="float" office:value="0.953384573952966">
            <text:p>0.953384574</text:p>
          </table:table-cell>
          <table:table-cell office:value-type="float" office:value="0.978419467651134">
            <text:p>0.9784194677</text:p>
          </table:table-cell>
          <table:table-cell office:value-type="float" office:value="0.98644542266549">
            <text:p>0.98644542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687">
            <text:p>687</text:p>
          </table:table-cell>
          <table:table-cell office:value-type="float" office:value="7904">
            <text:p>7904</text:p>
          </table:table-cell>
          <table:table-cell office:value-type="float" office:value="11138">
            <text:p>11138</text:p>
          </table:table-cell>
          <table:table-cell office:value-type="float" office:value="17461">
            <text:p>17461</text:p>
          </table:table-cell>
          <table:table-cell office:value-type="float" office:value="-696.625">
            <text:p>-696.625</text:p>
          </table:table-cell>
          <table:table-cell office:value-type="float" office:value="112.25">
            <text:p>112.25</text:p>
          </table:table-cell>
          <table:table-cell office:value-type="float" office:value="-267.5">
            <text:p>-267.5</text:p>
          </table:table-cell>
          <table:table-cell office:value-type="float" office:value="-0.088135754048583">
            <text:p>-0.088135754</text:p>
          </table:table-cell>
          <table:table-cell office:value-type="float" office:value="0.0100781109714491">
            <text:p>0.010078111</text:p>
          </table:table-cell>
          <table:table-cell office:value-type="float" office:value="-0.0153198556783689">
            <text:p>-0.0153198557</text:p>
          </table:table-cell>
          <table:table-cell office:value-type="float" office:value="0.706749966667716">
            <text:p>0.7067499667</text:p>
          </table:table-cell>
          <table:table-cell office:value-type="float" office:value="1.03547246230875">
            <text:p>1.0354724623</text:p>
          </table:table-cell>
          <table:table-cell office:value-type="float" office:value="0.946840513162601">
            <text:p>0.9468405132</text:p>
          </table:table-cell>
          <table:table-cell office:value-type="float" office:value="-7.51263797681219">
            <text:p>-7.51263797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5976">
            <text:p>5976</text:p>
          </table:table-cell>
          <table:table-cell office:value-type="float" office:value="10802">
            <text:p>10802</text:p>
          </table:table-cell>
          <table:table-cell office:value-type="float" office:value="19711">
            <text:p>19711</text:p>
          </table:table-cell>
          <table:table-cell office:value-type="float" office:value="-793">
            <text:p>-793</text:p>
          </table:table-cell>
          <table:table-cell office:value-type="float" office:value="189.75">
            <text:p>189.75</text:p>
          </table:table-cell>
          <table:table-cell office:value-type="float" office:value="-640.5">
            <text:p>-640.5</text:p>
          </table:table-cell>
          <table:table-cell office:value-type="float" office:value="-0.132697456492637">
            <text:p>-0.1326974565</text:p>
          </table:table-cell>
          <table:table-cell office:value-type="float" office:value="0.0175661914460285">
            <text:p>0.0175661914</text:p>
          </table:table-cell>
          <table:table-cell office:value-type="float" office:value="-0.0324945461924814">
            <text:p>-0.0324945462</text:p>
          </table:table-cell>
          <table:table-cell office:value-type="float" office:value="0.570071787596616">
            <text:p>0.5700717876</text:p>
          </table:table-cell>
          <table:table-cell office:value-type="float" office:value="1.06208646938166">
            <text:p>1.0620864694</text:p>
          </table:table-cell>
          <table:table-cell office:value-type="float" office:value="0.888338643569536">
            <text:p>0.8883386436</text:p>
          </table:table-cell>
          <table:table-cell office:value-type="float" office:value="-4.86872091909541">
            <text:p>-4.8687209191</text:p>
          </table:table-cell>
          <table:table-cell office:value-type="float" office:value="0">
            <text:p>0</text:p>
          </table:table-cell>
          <table:table-cell office:value-type="float" office:value="-20.9827034436143">
            <text:p>-20.982703443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57">
            <text:p>657</text:p>
          </table:table-cell>
          <table:table-cell office:value-type="float" office:value="5202">
            <text:p>5202</text:p>
          </table:table-cell>
          <table:table-cell office:value-type="float" office:value="10376">
            <text:p>10376</text:p>
          </table:table-cell>
          <table:table-cell office:value-type="float" office:value="18410">
            <text:p>18410</text:p>
          </table:table-cell>
          <table:table-cell office:value-type="float" office:value="-634.5">
            <text:p>-634.5</text:p>
          </table:table-cell>
          <table:table-cell office:value-type="float" office:value="-15.625">
            <text:p>-15.625</text:p>
          </table:table-cell>
          <table:table-cell office:value-type="float" office:value="-670.125">
            <text:p>-670.125</text:p>
          </table:table-cell>
          <table:table-cell office:value-type="float" office:value="-0.1219723183391">
            <text:p>-0.1219723183</text:p>
          </table:table-cell>
          <table:table-cell office:value-type="float" office:value="-0.00150587895142637">
            <text:p>-0.001505879</text:p>
          </table:table-cell>
          <table:table-cell office:value-type="float" office:value="-0.0364000543183053">
            <text:p>-0.0364000543</text:p>
          </table:table-cell>
          <table:table-cell office:value-type="float" office:value="0.602256288837538">
            <text:p>0.6022562888</text:p>
          </table:table-cell>
          <table:table-cell office:value-type="float" office:value="0.994733868305984">
            <text:p>0.9947338683</text:p>
          </table:table-cell>
          <table:table-cell office:value-type="float" office:value="0.875196739236508">
            <text:p>0.8751967392</text:p>
          </table:table-cell>
          <table:table-cell office:value-type="float" office:value="-5.32873866953519">
            <text:p>-5.3287386695</text:p>
          </table:table-cell>
          <table:table-cell office:value-type="float" office:value="0">
            <text:p>0</text:p>
          </table:table-cell>
          <table:table-cell office:value-type="float" office:value="-18.6937612321282">
            <text:p>-18.693761232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4624">
            <text:p>4624</text:p>
          </table:table-cell>
          <table:table-cell office:value-type="float" office:value="9844">
            <text:p>9844</text:p>
          </table:table-cell>
          <table:table-cell office:value-type="float" office:value="16569">
            <text:p>16569</text:p>
          </table:table-cell>
          <table:table-cell office:value-type="float" office:value="-541.25">
            <text:p>-541.25</text:p>
          </table:table-cell>
          <table:table-cell office:value-type="float" office:value="-419.5">
            <text:p>-419.5</text:p>
          </table:table-cell>
          <table:table-cell office:value-type="float" office:value="-703.75">
            <text:p>-703.75</text:p>
          </table:table-cell>
          <table:table-cell office:value-type="float" office:value="-0.117052335640138">
            <text:p>-0.1170523356</text:p>
          </table:table-cell>
          <table:table-cell office:value-type="float" office:value="-0.0426147907354734">
            <text:p>-0.0426147907</text:p>
          </table:table-cell>
          <table:table-cell office:value-type="float" office:value="-0.0424738970366347">
            <text:p>-0.042473897</text:p>
          </table:table-cell>
          <table:table-cell office:value-type="float" office:value="0.617171273845986">
            <text:p>0.6171712738</text:p>
          </table:table-cell>
          <table:table-cell office:value-type="float" office:value="0.854407632389122">
            <text:p>0.8544076324</text:p>
          </table:table-cell>
          <table:table-cell office:value-type="float" office:value="0.854877262953557">
            <text:p>0.854877263</text:p>
          </table:table-cell>
          <table:table-cell office:value-type="float" office:value="-5.56792350798367">
            <text:p>-5.567923508</text:p>
          </table:table-cell>
          <table:table-cell office:value-type="float" office:value="-15.9163241934455">
            <text:p>-15.9163241934</text:p>
          </table:table-cell>
          <table:table-cell office:value-type="float" office:value="-15.970288048519">
            <text:p>-15.970288048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574">
            <text:p>574</text:p>
          </table:table-cell>
          <table:table-cell office:value-type="float" office:value="4352">
            <text:p>4352</text:p>
          </table:table-cell>
          <table:table-cell office:value-type="float" office:value="9686">
            <text:p>9686</text:p>
          </table:table-cell>
          <table:table-cell office:value-type="float" office:value="16722">
            <text:p>16722</text:p>
          </table:table-cell>
          <table:table-cell office:value-type="float" office:value="-305.875">
            <text:p>-305.875</text:p>
          </table:table-cell>
          <table:table-cell office:value-type="float" office:value="-652.875">
            <text:p>-652.875</text:p>
          </table:table-cell>
          <table:table-cell office:value-type="float" office:value="-217.125">
            <text:p>-217.125</text:p>
          </table:table-cell>
          <table:table-cell office:value-type="float" office:value="-0.0702837775735294">
            <text:p>-0.0702837776</text:p>
          </table:table-cell>
          <table:table-cell office:value-type="float" office:value="-0.0674039851331819">
            <text:p>-0.0674039851</text:p>
          </table:table-cell>
          <table:table-cell office:value-type="float" office:value="-0.0129843918191604">
            <text:p>-0.0129843918</text:p>
          </table:table-cell>
          <table:table-cell office:value-type="float" office:value="0.763688804897058">
            <text:p>0.7636888049</text:p>
          </table:table-cell>
          <table:table-cell office:value-type="float" office:value="0.772990914569058">
            <text:p>0.7729909146</text:p>
          </table:table-cell>
          <table:table-cell office:value-type="float" office:value="0.954885073717529">
            <text:p>0.9548850737</text:p>
          </table:table-cell>
          <table:table-cell office:value-type="float" office:value="-9.51133918576481">
            <text:p>-9.5113391858</text:p>
          </table:table-cell>
          <table:table-cell office:value-type="float" office:value="-9.93287067367246">
            <text:p>-9.93287067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4896">
            <text:p>4896</text:p>
          </table:table-cell>
          <table:table-cell office:value-type="float" office:value="9424">
            <text:p>9424</text:p>
          </table:table-cell>
          <table:table-cell office:value-type="float" office:value="18935">
            <text:p>18935</text:p>
          </table:table-cell>
          <table:table-cell office:value-type="float" office:value="-43.625">
            <text:p>-43.625</text:p>
          </table:table-cell>
          <table:table-cell office:value-type="float" office:value="-88.375">
            <text:p>-88.375</text:p>
          </table:table-cell>
          <table:table-cell office:value-type="float" office:value="-617.875">
            <text:p>-617.875</text:p>
          </table:table-cell>
          <table:table-cell office:value-type="float" office:value="-0.00891033496732026">
            <text:p>-0.008910335</text:p>
          </table:table-cell>
          <table:table-cell office:value-type="float" office:value="-0.00937765280135823">
            <text:p>-0.0093776528</text:p>
          </table:table-cell>
          <table:table-cell office:value-type="float" office:value="-0.0326313704779509">
            <text:p>-0.0326313705</text:p>
          </table:table-cell>
          <table:table-cell office:value-type="float" office:value="0.96896943999007">
            <text:p>0.96896944</text:p>
          </table:table-cell>
          <table:table-cell office:value-type="float" office:value="0.967350578324489">
            <text:p>0.9673505783</text:p>
          </table:table-cell>
          <table:table-cell office:value-type="float" office:value="0.88787722375214">
            <text:p>0.8878772238</text:p>
          </table:table-cell>
          <table:table-cell table:number-columns-repeated="2" office:value-type="float" office:value="0">
            <text:p>0</text:p>
          </table:table-cell>
          <table:table-cell office:value-type="float" office:value="-20.8932529951139">
            <text:p>-20.893252995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5172">
            <text:p>5172</text:p>
          </table:table-cell>
          <table:table-cell office:value-type="float" office:value="9048">
            <text:p>9048</text:p>
          </table:table-cell>
          <table:table-cell office:value-type="float" office:value="17636">
            <text:p>17636</text:p>
          </table:table-cell>
          <table:table-cell office:value-type="float" office:value="-665.75">
            <text:p>-665.75</text:p>
          </table:table-cell>
          <table:table-cell office:value-type="float" office:value="-47.125">
            <text:p>-47.125</text:p>
          </table:table-cell>
          <table:table-cell office:value-type="float" office:value="-822.625">
            <text:p>-822.625</text:p>
          </table:table-cell>
          <table:table-cell office:value-type="float" office:value="-0.128721964423821">
            <text:p>-0.1287219644</text:p>
          </table:table-cell>
          <table:table-cell office:value-type="float" office:value="-0.00520833333333333">
            <text:p>-0.0052083333</text:p>
          </table:table-cell>
          <table:table-cell office:value-type="float" office:value="-0.0466446473123157">
            <text:p>-0.0466446473</text:p>
          </table:table-cell>
          <table:table-cell office:value-type="float" office:value="0.581949039001878">
            <text:p>0.581949039</text:p>
          </table:table-cell>
          <table:table-cell office:value-type="float" office:value="0.981824001736111">
            <text:p>0.9818240017</text:p>
          </table:table-cell>
          <table:table-cell office:value-type="float" office:value="0.84100815172776">
            <text:p>0.8410081517</text:p>
          </table:table-cell>
          <table:table-cell office:value-type="float" office:value="-5.03030960752104">
            <text:p>-5.0303096075</text:p>
          </table:table-cell>
          <table:table-cell office:value-type="float" office:value="0">
            <text:p>0</text:p>
          </table:table-cell>
          <table:table-cell office:value-type="float" office:value="-14.5108328905837">
            <text:p>-14.510832890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34">
            <text:p>634</text:p>
          </table:table-cell>
          <table:table-cell office:value-type="float" office:value="4624">
            <text:p>4624</text:p>
          </table:table-cell>
          <table:table-cell office:value-type="float" office:value="8730">
            <text:p>8730</text:p>
          </table:table-cell>
          <table:table-cell office:value-type="float" office:value="16158">
            <text:p>16158</text:p>
          </table:table-cell>
          <table:table-cell office:value-type="float" office:value="-541.25">
            <text:p>-541.25</text:p>
          </table:table-cell>
          <table:table-cell office:value-type="float" office:value="-870.375">
            <text:p>-870.375</text:p>
          </table:table-cell>
          <table:table-cell office:value-type="float" office:value="-899.25">
            <text:p>-899.25</text:p>
          </table:table-cell>
          <table:table-cell office:value-type="float" office:value="-0.117052335640138">
            <text:p>-0.1170523356</text:p>
          </table:table-cell>
          <table:table-cell office:value-type="float" office:value="-0.0996993127147766">
            <text:p>-0.0996993127</text:p>
          </table:table-cell>
          <table:table-cell office:value-type="float" office:value="-0.0556535462309692">
            <text:p>-0.0556535462</text:p>
          </table:table-cell>
          <table:table-cell office:value-type="float" office:value="0.617171273845986">
            <text:p>0.6171712738</text:p>
          </table:table-cell>
          <table:table-cell office:value-type="float" office:value="0.670534713291647">
            <text:p>0.6705347133</text:p>
          </table:table-cell>
          <table:table-cell office:value-type="float" office:value="0.81128332991945">
            <text:p>0.8112833299</text:p>
          </table:table-cell>
          <table:table-cell office:value-type="float" office:value="-5.56792350798367">
            <text:p>-5.567923508</text:p>
          </table:table-cell>
          <table:table-cell office:value-type="float" office:value="-6.59973767607826">
            <text:p>-6.5997376761</text:p>
          </table:table-cell>
          <table:table-cell office:value-type="float" office:value="-12.1048002803103">
            <text:p>-12.104800280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4352">
            <text:p>4352</text:p>
          </table:table-cell>
          <table:table-cell office:value-type="float" office:value="7640">
            <text:p>7640</text:p>
          </table:table-cell>
          <table:table-cell office:value-type="float" office:value="13572">
            <text:p>13572</text:p>
          </table:table-cell>
          <table:table-cell office:value-type="float" office:value="-305.875">
            <text:p>-305.875</text:p>
          </table:table-cell>
          <table:table-cell office:value-type="float" office:value="-545.25">
            <text:p>-545.25</text:p>
          </table:table-cell>
          <table:table-cell office:value-type="float" office:value="-1040.25">
            <text:p>-1040.25</text:p>
          </table:table-cell>
          <table:table-cell office:value-type="float" office:value="-0.0702837775735294">
            <text:p>-0.0702837776</text:p>
          </table:table-cell>
          <table:table-cell office:value-type="float" office:value="-0.0713678010471204">
            <text:p>-0.071367801</text:p>
          </table:table-cell>
          <table:table-cell office:value-type="float" office:value="-0.0766467727674624">
            <text:p>-0.0766467728</text:p>
          </table:table-cell>
          <table:table-cell office:value-type="float" office:value="0.763688804897058">
            <text:p>0.7636888049</text:p>
          </table:table-cell>
          <table:table-cell office:value-type="float" office:value="0.760195687866629">
            <text:p>0.7601956879</text:p>
          </table:table-cell>
          <table:table-cell office:value-type="float" office:value="0.743250761754189">
            <text:p>0.7432507618</text:p>
          </table:table-cell>
          <table:table-cell office:value-type="float" office:value="-9.51133918576481">
            <text:p>-9.5113391858</text:p>
          </table:table-cell>
          <table:table-cell office:value-type="float" office:value="-9.36147356665698">
            <text:p>-9.3614735667</text:p>
          </table:table-cell>
          <table:table-cell office:value-type="float" office:value="-8.69221754993324">
            <text:p>-8.692217549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4896">
            <text:p>4896</text:p>
          </table:table-cell>
          <table:table-cell office:value-type="float" office:value="7264">
            <text:p>7264</text:p>
          </table:table-cell>
          <table:table-cell office:value-type="float" office:value="10200">
            <text:p>10200</text:p>
          </table:table-cell>
          <table:table-cell office:value-type="float" office:value="-43.625">
            <text:p>-43.625</text:p>
          </table:table-cell>
          <table:table-cell office:value-type="float" office:value="78">
            <text:p>78</text:p>
          </table:table-cell>
          <table:table-cell office:value-type="float" office:value="76.5">
            <text:p>76.5</text:p>
          </table:table-cell>
          <table:table-cell office:value-type="float" office:value="-0.00891033496732026">
            <text:p>-0.008910335</text:p>
          </table:table-cell>
          <table:table-cell office:value-type="float" office:value="0.0107378854625551">
            <text:p>0.0107378855</text:p>
          </table:table-cell>
          <table:table-cell office:value-type="float" office:value="0.0075">
            <text:p>0.0075</text:p>
          </table:table-cell>
          <table:table-cell office:value-type="float" office:value="0.96896943999007">
            <text:p>0.96896944</text:p>
          </table:table-cell>
          <table:table-cell office:value-type="float" office:value="1.03780859139999">
            <text:p>1.0378085914</text:p>
          </table:table-cell>
          <table:table-cell office:value-type="float" office:value="1.02636025">
            <text:p>1.02636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0">
            <text:p>270</text:p>
          </table:table-cell>
          <table:table-cell office:value-type="float" office:value="4102">
            <text:p>4102</text:p>
          </table:table-cell>
          <table:table-cell office:value-type="float" office:value="6739">
            <text:p>6739</text:p>
          </table:table-cell>
          <table:table-cell office:value-type="float" office:value="10920">
            <text:p>10920</text:p>
          </table:table-cell>
          <table:table-cell office:value-type="float" office:value="-677">
            <text:p>-677</text:p>
          </table:table-cell>
          <table:table-cell office:value-type="float" office:value="-1148.25">
            <text:p>-1148.25</text:p>
          </table:table-cell>
          <table:table-cell office:value-type="float" office:value="-56.875">
            <text:p>-56.875</text:p>
          </table:table-cell>
          <table:table-cell office:value-type="float" office:value="-0.16504144319844">
            <text:p>-0.1650414432</text:p>
          </table:table-cell>
          <table:table-cell office:value-type="float" office:value="-0.170388781718356">
            <text:p>-0.1703887817</text:p>
          </table:table-cell>
          <table:table-cell office:value-type="float" office:value="-0.00520833333333333">
            <text:p>-0.0052083333</text:p>
          </table:table-cell>
          <table:table-cell office:value-type="float" office:value="0.475742757632587">
            <text:p>0.4757427576</text:p>
          </table:table-cell>
          <table:table-cell office:value-type="float" office:value="0.460542644379267">
            <text:p>0.4605426444</text:p>
          </table:table-cell>
          <table:table-cell office:value-type="float" office:value="0.981824001736111">
            <text:p>0.9818240017</text:p>
          </table:table-cell>
          <table:table-cell office:value-type="float" office:value="-3.84285041746829">
            <text:p>-3.8428504175</text:p>
          </table:table-cell>
          <table:table-cell office:value-type="float" office:value="-3.71067576114559">
            <text:p>-3.7106757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260">
            <text:p>260</text:p>
          </table:table-cell>
          <table:table-cell office:value-type="float" office:value="3850">
            <text:p>3850</text:p>
          </table:table-cell>
          <table:table-cell office:value-type="float" office:value="6400">
            <text:p>6400</text:p>
          </table:table-cell>
          <table:table-cell office:value-type="float" office:value="10640">
            <text:p>10640</text:p>
          </table:table-cell>
          <table:table-cell office:value-type="float" office:value="-500.25">
            <text:p>-500.25</text:p>
          </table:table-cell>
          <table:table-cell office:value-type="float" office:value="82">
            <text:p>82</text:p>
          </table:table-cell>
          <table:table-cell office:value-type="float" office:value="13.125">
            <text:p>13.125</text:p>
          </table:table-cell>
          <table:table-cell office:value-type="float" office:value="-0.129935064935065">
            <text:p>-0.1299350649</text:p>
          </table:table-cell>
          <table:table-cell office:value-type="float" office:value="0.0128125">
            <text:p>0.0128125</text:p>
          </table:table-cell>
          <table:table-cell office:value-type="float" office:value="0.00123355263157895">
            <text:p>0.0012335526</text:p>
          </table:table-cell>
          <table:table-cell office:value-type="float" office:value="0.578318190082645">
            <text:p>0.5783181901</text:p>
          </table:table-cell>
          <table:table-cell office:value-type="float" office:value="1.04516550390625">
            <text:p>1.0451655039</text:p>
          </table:table-cell>
          <table:table-cell office:value-type="float" office:value="1.00432041664863">
            <text:p>1.0043204166</text:p>
          </table:table-cell>
          <table:table-cell office:value-type="float" office:value="-4.97995523041657">
            <text:p>-4.97995523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4340">
            <text:p>4340</text:p>
          </table:table-cell>
          <table:table-cell office:value-type="float" office:value="7007">
            <text:p>7007</text:p>
          </table:table-cell>
          <table:table-cell office:value-type="float" office:value="11235">
            <text:p>11235</text:p>
          </table:table-cell>
          <table:table-cell office:value-type="float" office:value="-310.25">
            <text:p>-310.25</text:p>
          </table:table-cell>
          <table:table-cell office:value-type="float" office:value="59.125">
            <text:p>59.125</text:p>
          </table:table-cell>
          <table:table-cell office:value-type="float" office:value="236.25">
            <text:p>236.25</text:p>
          </table:table-cell>
          <table:table-cell office:value-type="float" office:value="-0.0714861751152074">
            <text:p>-0.0714861751</text:p>
          </table:table-cell>
          <table:table-cell office:value-type="float" office:value="0.00843799058084772">
            <text:p>0.0084379906</text:p>
          </table:table-cell>
          <table:table-cell office:value-type="float" office:value="0.0210280373831776">
            <text:p>0.0210280374</text:p>
          </table:table-cell>
          <table:table-cell office:value-type="float" office:value="0.759814522632674">
            <text:p>0.7598145226</text:p>
          </table:table-cell>
          <table:table-cell office:value-type="float" office:value="1.02967251841565">
            <text:p>1.0296725184</text:p>
          </table:table-cell>
          <table:table-cell office:value-type="float" office:value="1.07446480041925">
            <text:p>1.0744648004</text:p>
          </table:table-cell>
          <table:table-cell office:value-type="float" office:value="-9.34538355342951">
            <text:p>-9.3453835534</text:p>
          </table:table-cell>
          <table:table-cell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4460">
            <text:p>4460</text:p>
          </table:table-cell>
          <table:table-cell office:value-type="float" office:value="7161">
            <text:p>7161</text:p>
          </table:table-cell>
          <table:table-cell office:value-type="float" office:value="11585">
            <text:p>11585</text:p>
          </table:table-cell>
          <table:table-cell office:value-type="float" office:value="-110.875">
            <text:p>-110.875</text:p>
          </table:table-cell>
          <table:table-cell office:value-type="float" office:value="-44.75">
            <text:p>-44.75</text:p>
          </table:table-cell>
          <table:table-cell office:value-type="float" office:value="140">
            <text:p>140</text:p>
          </table:table-cell>
          <table:table-cell office:value-type="float" office:value="-0.024859865470852">
            <text:p>-0.0248598655</text:p>
          </table:table-cell>
          <table:table-cell office:value-type="float" office:value="-0.00624912721686915">
            <text:p>-0.0062491272</text:p>
          </table:table-cell>
          <table:table-cell office:value-type="float" office:value="0.0120845921450151">
            <text:p>0.0120845921</text:p>
          </table:table-cell>
          <table:table-cell office:value-type="float" office:value="0.914201776158026">
            <text:p>0.9142017762</text:p>
          </table:table-cell>
          <table:table-cell office:value-type="float" office:value="0.978204595859264">
            <text:p>0.9782045959</text:p>
          </table:table-cell>
          <table:table-cell office:value-type="float" office:value="1.04258230574748">
            <text:p>1.0425823057</text:p>
          </table:table-cell>
          <table:table-cell office:value-type="float" office:value="-27.5341497673531">
            <text:p>-27.53414976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4490">
            <text:p>4490</text:p>
          </table:table-cell>
          <table:table-cell office:value-type="float" office:value="7084">
            <text:p>7084</text:p>
          </table:table-cell>
          <table:table-cell office:value-type="float" office:value="10455">
            <text:p>10455</text:p>
          </table:table-cell>
          <table:table-cell office:value-type="float" office:value="75">
            <text:p>75</text:p>
          </table:table-cell>
          <table:table-cell office:value-type="float" office:value="137.5">
            <text:p>137.5</text:p>
          </table:table-cell>
          <table:table-cell office:value-type="float" office:value="61.625">
            <text:p>61.625</text:p>
          </table:table-cell>
          <table:table-cell office:value-type="float" office:value="0.0167037861915368">
            <text:p>0.0167037862</text:p>
          </table:table-cell>
          <table:table-cell office:value-type="float" office:value="0.0194099378881988">
            <text:p>0.0194099379</text:p>
          </table:table-cell>
          <table:table-cell office:value-type="float" office:value="0.00589430894308943">
            <text:p>0.0058943089</text:p>
          </table:table-cell>
          <table:table-cell office:value-type="float" office:value="1.05901012395772">
            <text:p>1.059010124</text:p>
          </table:table-cell>
          <table:table-cell office:value-type="float" office:value="1.06867320415879">
            <text:p>1.0686732042</text:p>
          </table:table-cell>
          <table:table-cell office:value-type="float" office:value="1.02069817734153">
            <text:p>1.02069817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4650">
            <text:p>4650</text:p>
          </table:table-cell>
          <table:table-cell office:value-type="float" office:value="7150">
            <text:p>7150</text:p>
          </table:table-cell>
          <table:table-cell office:value-type="float" office:value="10632">
            <text:p>10632</text:p>
          </table:table-cell>
          <table:table-cell office:value-type="float" office:value="157.5">
            <text:p>157.5</text:p>
          </table:table-cell>
          <table:table-cell office:value-type="float" office:value="107.25">
            <text:p>107.25</text:p>
          </table:table-cell>
          <table:table-cell office:value-type="float" office:value="183">
            <text:p>183</text:p>
          </table:table-cell>
          <table:table-cell office:value-type="float" office:value="0.0338709677419355">
            <text:p>0.0338709677</text:p>
          </table:table-cell>
          <table:table-cell office:value-type="float" office:value="0.015">
            <text:p>0.015</text:p>
          </table:table-cell>
          <table:table-cell office:value-type="float" office:value="0.0172121896162528">
            <text:p>0.0172121896</text:p>
          </table:table-cell>
          <table:table-cell office:value-type="float" office:value="1.12079698231009">
            <text:p>1.1207969823</text:p>
          </table:table-cell>
          <table:table-cell office:value-type="float" office:value="1.052941">
            <text:p>1.052941</text:p>
          </table:table-cell>
          <table:table-cell office:value-type="float" office:value="1.0608233322208">
            <text:p>1.0608233322</text:p>
          </table:table-cell>
          <table:table-cell office:value-type="float" office:value="20.8089948968484">
            <text:p>20.80899489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4730">
            <text:p>4730</text:p>
          </table:table-cell>
          <table:table-cell office:value-type="float" office:value="7502">
            <text:p>7502</text:p>
          </table:table-cell>
          <table:table-cell office:value-type="float" office:value="10923">
            <text:p>10923</text:p>
          </table:table-cell>
          <table:table-cell office:value-type="float" office:value="50">
            <text:p>50</text:p>
          </table:table-cell>
          <table:table-cell office:value-type="float" office:value="82.5">
            <text:p>82.5</text:p>
          </table:table-cell>
          <table:table-cell office:value-type="float" office:value="132">
            <text:p>132</text:p>
          </table:table-cell>
          <table:table-cell office:value-type="float" office:value="0.0105708245243129">
            <text:p>0.0105708245</text:p>
          </table:table-cell>
          <table:table-cell office:value-type="float" office:value="0.0109970674486804">
            <text:p>0.0109970674</text:p>
          </table:table-cell>
          <table:table-cell office:value-type="float" office:value="0.0120845921450151">
            <text:p>0.0120845921</text:p>
          </table:table-cell>
          <table:table-cell office:value-type="float" office:value="1.0372169008041">
            <text:p>1.0372169008</text:p>
          </table:table-cell>
          <table:table-cell office:value-type="float" office:value="1.03872676963562">
            <text:p>1.0387267696</text:p>
          </table:table-cell>
          <table:table-cell office:value-type="float" office:value="1.04258230574748">
            <text:p>1.0425823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4750">
            <text:p>4750</text:p>
          </table:table-cell>
          <table:table-cell office:value-type="float" office:value="7150">
            <text:p>7150</text:p>
          </table:table-cell>
          <table:table-cell office:value-type="float" office:value="11200">
            <text:p>11200</text:p>
          </table:table-cell>
          <table:table-cell office:value-type="float" office:value="75">
            <text:p>75</text:p>
          </table:table-cell>
          <table:table-cell office:value-type="float" office:value="49.5">
            <text:p>49.5</text:p>
          </table:table-cell>
          <table:table-cell office:value-type="float" office:value="52.5">
            <text:p>52.5</text:p>
          </table:table-cell>
          <table:table-cell office:value-type="float" office:value="0.0157894736842105">
            <text:p>0.0157894737</text:p>
          </table:table-cell>
          <table:table-cell office:value-type="float" office:value="0.00692307692307692">
            <text:p>0.0069230769</text:p>
          </table:table-cell>
          <table:table-cell office:value-type="float" office:value="0.0046875">
            <text:p>0.0046875</text:p>
          </table:table-cell>
          <table:table-cell office:value-type="float" office:value="1.05575180055402">
            <text:p>1.0557518006</text:p>
          </table:table-cell>
          <table:table-cell office:value-type="float" office:value="1.02432471005917">
            <text:p>1.0243247101</text:p>
          </table:table-cell>
          <table:table-cell office:value-type="float" office:value="1.01644931640625">
            <text:p>1.01644931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256">
            <text:p>256</text:p>
          </table:table-cell>
          <table:table-cell office:value-type="float" office:value="4675">
            <text:p>4675</text:p>
          </table:table-cell>
          <table:table-cell office:value-type="float" office:value="7188">
            <text:p>7188</text:p>
          </table:table-cell>
          <table:table-cell office:value-type="float" office:value="11270">
            <text:p>11270</text:p>
          </table:table-cell>
          <table:table-cell office:value-type="float" office:value="70.125">
            <text:p>70.125</text:p>
          </table:table-cell>
          <table:table-cell office:value-type="float" office:value="81">
            <text:p>81</text:p>
          </table:table-cell>
          <table:table-cell office:value-type="float" office:value="218.75">
            <text:p>218.75</text:p>
          </table:table-cell>
          <table:table-cell office:value-type="float" office:value="0.015">
            <text:p>0.015</text:p>
          </table:table-cell>
          <table:table-cell office:value-type="float" office:value="0.0112687813021703">
            <text:p>0.0112687813</text:p>
          </table:table-cell>
          <table:table-cell office:value-type="float" office:value="0.0194099378881988">
            <text:p>0.0194099379</text:p>
          </table:table-cell>
          <table:table-cell office:value-type="float" office:value="1.052941">
            <text:p>1.052941</text:p>
          </table:table-cell>
          <table:table-cell office:value-type="float" office:value="1.03968962600439">
            <text:p>1.039689626</text:p>
          </table:table-cell>
          <table:table-cell office:value-type="float" office:value="1.06867320415879">
            <text:p>1.06867320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5201">
            <text:p>5201</text:p>
          </table:table-cell>
          <table:table-cell office:value-type="float" office:value="7440">
            <text:p>7440</text:p>
          </table:table-cell>
          <table:table-cell office:value-type="float" office:value="11795">
            <text:p>11795</text:p>
          </table:table-cell>
          <table:table-cell office:value-type="float" office:value="58.25">
            <text:p>58.25</text:p>
          </table:table-cell>
          <table:table-cell office:value-type="float" office:value="252">
            <text:p>252</text:p>
          </table:table-cell>
          <table:table-cell office:value-type="float" office:value="503.125">
            <text:p>503.125</text:p>
          </table:table-cell>
          <table:table-cell office:value-type="float" office:value="0.0111997692751394">
            <text:p>0.0111997693</text:p>
          </table:table-cell>
          <table:table-cell office:value-type="float" office:value="0.0338709677419355">
            <text:p>0.0338709677</text:p>
          </table:table-cell>
          <table:table-cell office:value-type="float" office:value="0.0426557863501484">
            <text:p>0.0426557864</text:p>
          </table:table-cell>
          <table:table-cell office:value-type="float" office:value="1.03944504473335">
            <text:p>1.0394450447</text:p>
          </table:table-cell>
          <table:table-cell office:value-type="float" office:value="1.12079698231009">
            <text:p>1.1207969823</text:p>
          </table:table-cell>
          <table:table-cell office:value-type="float" office:value="1.15286150379945">
            <text:p>1.1528615038</text:p>
          </table:table-cell>
          <table:table-cell office:value-type="float" office:value="0">
            <text:p>0</text:p>
          </table:table-cell>
          <table:table-cell office:value-type="float" office:value="20.8089948968484">
            <text:p>20.8089948968</text:p>
          </table:table-cell>
          <table:table-cell office:value-type="float" office:value="16.5939417261977">
            <text:p>16.593941726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12">
            <text:p>312</text:p>
          </table:table-cell>
          <table:table-cell office:value-type="float" office:value="4732">
            <text:p>4732</text:p>
          </table:table-cell>
          <table:table-cell office:value-type="float" office:value="7524">
            <text:p>7524</text:p>
          </table:table-cell>
          <table:table-cell office:value-type="float" office:value="11970">
            <text:p>11970</text:p>
          </table:table-cell>
          <table:table-cell office:value-type="float" office:value="27.875">
            <text:p>27.875</text:p>
          </table:table-cell>
          <table:table-cell office:value-type="float" office:value="77">
            <text:p>77</text:p>
          </table:table-cell>
          <table:table-cell office:value-type="float" office:value="122.5">
            <text:p>122.5</text:p>
          </table:table-cell>
          <table:table-cell office:value-type="float" office:value="0.0058907438715131">
            <text:p>0.0058907439</text:p>
          </table:table-cell>
          <table:table-cell table:number-columns-repeated="2" office:value-type="float" office:value="0.010233918128655">
            <text:p>0.0102339181</text:p>
          </table:table-cell>
          <table:table-cell office:value-type="float" office:value="1.02068561724248">
            <text:p>1.0206856172</text:p>
          </table:table-cell>
          <table:table-cell table:number-columns-repeated="2" office:value-type="float" office:value="1.03602399028761">
            <text:p>1.03602399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304">
            <text:p>304</text:p>
          </table:table-cell>
          <table:table-cell office:value-type="float" office:value="5060">
            <text:p>5060</text:p>
          </table:table-cell>
          <table:table-cell office:value-type="float" office:value="7633">
            <text:p>7633</text:p>
          </table:table-cell>
          <table:table-cell office:value-type="float" office:value="12005">
            <text:p>12005</text:p>
          </table:table-cell>
          <table:table-cell office:value-type="float" office:value="-107.625">
            <text:p>-107.625</text:p>
          </table:table-cell>
          <table:table-cell office:value-type="float" office:value="127.5">
            <text:p>127.5</text:p>
          </table:table-cell>
          <table:table-cell office:value-type="float" office:value="205.625">
            <text:p>205.625</text:p>
          </table:table-cell>
          <table:table-cell office:value-type="float" office:value="-0.0212697628458498">
            <text:p>-0.0212697628</text:p>
          </table:table-cell>
          <table:table-cell office:value-type="float" office:value="0.0167037861915368">
            <text:p>0.0167037862</text:p>
          </table:table-cell>
          <table:table-cell office:value-type="float" office:value="0.0171282798833819">
            <text:p>0.0171282799</text:p>
          </table:table-cell>
          <table:table-cell office:value-type="float" office:value="0.926442539550102">
            <text:p>0.9264425396</text:p>
          </table:table-cell>
          <table:table-cell office:value-type="float" office:value="1.05901012395772">
            <text:p>1.059010124</text:p>
          </table:table-cell>
          <table:table-cell office:value-type="float" office:value="1.06052400041649">
            <text:p>1.0605240004</text:p>
          </table:table-cell>
          <table:table-cell office:value-type="float" office:value="-32.2405676986129">
            <text:p>-32.24056769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43">
            <text:p>443</text:p>
          </table:table-cell>
          <table:table-cell table:number-columns-repeated="2" office:value-type="float" office:value="321">
            <text:p>321</text:p>
          </table:table-cell>
          <table:table-cell office:value-type="float" office:value="4605">
            <text:p>4605</text:p>
          </table:table-cell>
          <table:table-cell office:value-type="float" office:value="7546">
            <text:p>7546</text:p>
          </table:table-cell>
          <table:table-cell office:value-type="float" office:value="12005">
            <text:p>12005</text:p>
          </table:table-cell>
          <table:table-cell office:value-type="float" office:value="-28.125">
            <text:p>-28.125</text:p>
          </table:table-cell>
          <table:table-cell office:value-type="float" office:value="218.375">
            <text:p>218.375</text:p>
          </table:table-cell>
          <table:table-cell office:value-type="float" office:value="347.375">
            <text:p>347.375</text:p>
          </table:table-cell>
          <table:table-cell office:value-type="float" office:value="-0.00610749185667752">
            <text:p>-0.0061074919</text:p>
          </table:table-cell>
          <table:table-cell office:value-type="float" office:value="0.0289391730718261">
            <text:p>0.0289391731</text:p>
          </table:table-cell>
          <table:table-cell office:value-type="float" office:value="0.028935860058309">
            <text:p>0.0289358601</text:p>
          </table:table-cell>
          <table:table-cell office:value-type="float" office:value="0.978696889356916">
            <text:p>0.9786968894</text:p>
          </table:table-cell>
          <table:table-cell office:value-type="float" office:value="1.10292855819803">
            <text:p>1.1029285582</text:p>
          </table:table-cell>
          <table:table-cell office:value-type="float" office:value="1.10291658683882">
            <text:p>1.1029165868</text:p>
          </table:table-cell>
          <table:table-cell office:value-type="float" office:value="0">
            <text:p>0</text:p>
          </table:table-cell>
          <table:table-cell office:value-type="float" office:value="24.2967912323755">
            <text:p>24.2967912324</text:p>
          </table:table-cell>
          <table:table-cell office:value-type="float" office:value="24.2995337890289">
            <text:p>24.29953378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54">
            <text:p>454</text:p>
          </table:table-cell>
          <table:table-cell table:number-columns-repeated="2" office:value-type="float" office:value="331">
            <text:p>331</text:p>
          </table:table-cell>
          <table:table-cell office:value-type="float" office:value="5131">
            <text:p>5131</text:p>
          </table:table-cell>
          <table:table-cell office:value-type="float" office:value="8190">
            <text:p>8190</text:p>
          </table:table-cell>
          <table:table-cell office:value-type="float" office:value="13650">
            <text:p>13650</text:p>
          </table:table-cell>
          <table:table-cell office:value-type="float" office:value="-18.625">
            <text:p>-18.625</text:p>
          </table:table-cell>
          <table:table-cell office:value-type="float" office:value="300.125">
            <text:p>300.125</text:p>
          </table:table-cell>
          <table:table-cell office:value-type="float" office:value="500.25">
            <text:p>500.25</text:p>
          </table:table-cell>
          <table:table-cell office:value-type="float" office:value="-0.00362989670629507">
            <text:p>-0.0036298967</text:p>
          </table:table-cell>
          <table:table-cell office:value-type="float" office:value="0.0366452991452991">
            <text:p>0.0366452991</text:p>
          </table:table-cell>
          <table:table-cell office:value-type="float" office:value="0.0366483516483516">
            <text:p>0.0366483516</text:p>
          </table:table-cell>
          <table:table-cell office:value-type="float" office:value="0.98732118678216">
            <text:p>0.9873211868</text:p>
          </table:table-cell>
          <table:table-cell office:value-type="float" office:value="1.13089058778947">
            <text:p>1.1308905878</text:p>
          </table:table-cell>
          <table:table-cell office:value-type="float" office:value="1.13090171005917">
            <text:p>1.1309017101</text:p>
          </table:table-cell>
          <table:table-cell office:value-type="float" office:value="0">
            <text:p>0</text:p>
          </table:table-cell>
          <table:table-cell office:value-type="float" office:value="19.259531545282">
            <text:p>19.2595315453</text:p>
          </table:table-cell>
          <table:table-cell office:value-type="float" office:value="19.2579559098757">
            <text:p>19.257955909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17">
            <text:p>41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926">
            <text:p>4926</text:p>
          </table:table-cell>
          <table:table-cell office:value-type="float" office:value="7810">
            <text:p>7810</text:p>
          </table:table-cell>
          <table:table-cell office:value-type="float" office:value="11849">
            <text:p>11849</text:p>
          </table:table-cell>
          <table:table-cell office:value-type="float" office:value="2.25">
            <text:p>2.25</text:p>
          </table:table-cell>
          <table:table-cell office:value-type="float" office:value="-13.5">
            <text:p>-13.5</text:p>
          </table:table-cell>
          <table:table-cell office:value-type="float" office:value="325.625">
            <text:p>325.625</text:p>
          </table:table-cell>
          <table:table-cell office:value-type="float" office:value="0.000456760048721072">
            <text:p>0.00045676</text:p>
          </table:table-cell>
          <table:table-cell office:value-type="float" office:value="-0.00172855313700384">
            <text:p>-0.0017285531</text:p>
          </table:table-cell>
          <table:table-cell office:value-type="float" office:value="0.0274812220440544">
            <text:p>0.027481222</text:p>
          </table:table-cell>
          <table:table-cell office:value-type="float" office:value="1.00159906908482">
            <text:p>1.0015990691</text:p>
          </table:table-cell>
          <table:table-cell office:value-type="float" office:value="0.993955920296544">
            <text:p>0.9939559203</text:p>
          </table:table-cell>
          <table:table-cell office:value-type="float" office:value="1.09766450358166">
            <text:p>1.0976645036</text:p>
          </table:table-cell>
          <table:table-cell table:number-columns-repeated="2" office:value-type="float" office:value="0">
            <text:p>0</text:p>
          </table:table-cell>
          <table:table-cell office:value-type="float" office:value="25.5675825230854">
            <text:p>25.567582523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3889">
            <text:p>3889</text:p>
          </table:table-cell>
          <table:table-cell office:value-type="float" office:value="7590">
            <text:p>7590</text:p>
          </table:table-cell>
          <table:table-cell office:value-type="float" office:value="12845">
            <text:p>12845</text:p>
          </table:table-cell>
          <table:table-cell office:value-type="float" office:value="58.25">
            <text:p>58.25</text:p>
          </table:table-cell>
          <table:table-cell office:value-type="float" office:value="224">
            <text:p>224</text:p>
          </table:table-cell>
          <table:table-cell office:value-type="float" office:value="634.25">
            <text:p>634.25</text:p>
          </table:table-cell>
          <table:table-cell office:value-type="float" office:value="0.0149781434816148">
            <text:p>0.0149781435</text:p>
          </table:table-cell>
          <table:table-cell office:value-type="float" office:value="0.0295125164690382">
            <text:p>0.0295125165</text:p>
          </table:table-cell>
          <table:table-cell office:value-type="float" office:value="0.0493771895679253">
            <text:p>0.0493771896</text:p>
          </table:table-cell>
          <table:table-cell office:value-type="float" office:value="1.05286321795868">
            <text:p>1.052863218</text:p>
          </table:table-cell>
          <table:table-cell office:value-type="float" office:value="1.10500094535317">
            <text:p>1.1050009454</text:p>
          </table:table-cell>
          <table:table-cell office:value-type="float" office:value="1.17759885291301">
            <text:p>1.1775988529</text:p>
          </table:table-cell>
          <table:table-cell office:value-type="float" office:value="0">
            <text:p>0</text:p>
          </table:table-cell>
          <table:table-cell office:value-type="float" office:value="23.8314431306616">
            <text:p>23.8314431307</text:p>
          </table:table-cell>
          <table:table-cell office:value-type="float" office:value="14.3815911339096">
            <text:p>14.381591133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435">
            <text:p>435</text:p>
          </table:table-cell>
          <table:table-cell office:value-type="float" office:value="310">
            <text:p>310</text:p>
          </table:table-cell>
          <table:table-cell office:value-type="float" office:value="4545">
            <text:p>4545</text:p>
          </table:table-cell>
          <table:table-cell office:value-type="float" office:value="8286">
            <text:p>8286</text:p>
          </table:table-cell>
          <table:table-cell office:value-type="float" office:value="14049">
            <text:p>14049</text:p>
          </table:table-cell>
          <table:table-cell office:value-type="float" office:value="267.75">
            <text:p>267.75</text:p>
          </table:table-cell>
          <table:table-cell office:value-type="float" office:value="643.125">
            <text:p>643.125</text:p>
          </table:table-cell>
          <table:table-cell office:value-type="float" office:value="1106">
            <text:p>1106</text:p>
          </table:table-cell>
          <table:table-cell office:value-type="float" office:value="0.0589108910891089">
            <text:p>0.0589108911</text:p>
          </table:table-cell>
          <table:table-cell office:value-type="float" office:value="0.0776158580738595">
            <text:p>0.0776158581</text:p>
          </table:table-cell>
          <table:table-cell office:value-type="float" office:value="0.0787244643746886">
            <text:p>0.0787244644</text:p>
          </table:table-cell>
          <table:table-cell office:value-type="float" office:value="1.21299028526615">
            <text:p>1.2129902853</text:p>
          </table:table-cell>
          <table:table-cell office:value-type="float" office:value="1.28346297725061">
            <text:p>1.2834629773</text:p>
          </table:table-cell>
          <table:table-cell office:value-type="float" office:value="1.28768280624193">
            <text:p>1.2876828062</text:p>
          </table:table-cell>
          <table:table-cell office:value-type="float" office:value="12.109295176555">
            <text:p>12.1092951766</text:p>
          </table:table-cell>
          <table:table-cell office:value-type="float" office:value="9.27274022596175">
            <text:p>9.272740226</text:p>
          </table:table-cell>
          <table:table-cell office:value-type="float" office:value="9.14692082172702">
            <text:p>9.146920821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4">
            <text:p>4</text:p>
          </table:table-cell>
          <table:table-cell office:value-type="float" office:value="446">
            <text:p>446</text:p>
          </table:table-cell>
          <table:table-cell table:number-columns-repeated="2" office:value-type="float" office:value="320">
            <text:p>320</text:p>
          </table:table-cell>
          <table:table-cell office:value-type="float" office:value="5111">
            <text:p>5111</text:p>
          </table:table-cell>
          <table:table-cell office:value-type="float" office:value="8541">
            <text:p>8541</text:p>
          </table:table-cell>
          <table:table-cell office:value-type="float" office:value="15797">
            <text:p>15797</text:p>
          </table:table-cell>
          <table:table-cell office:value-type="float" office:value="239.25">
            <text:p>239.25</text:p>
          </table:table-cell>
          <table:table-cell office:value-type="float" office:value="-121.2">
            <text:p>-121.2</text:p>
          </table:table-cell>
          <table:table-cell office:value-type="float" office:value="1015.625">
            <text:p>1015.625</text:p>
          </table:table-cell>
          <table:table-cell office:value-type="float" office:value="0.0468108002347877">
            <text:p>0.0468108002</text:p>
          </table:table-cell>
          <table:table-cell office:value-type="float" office:value="-0.0141903758342115">
            <text:p>-0.0141903758</text:p>
          </table:table-cell>
          <table:table-cell office:value-type="float" office:value="0.0642922706843072">
            <text:p>0.0642922707</text:p>
          </table:table-cell>
          <table:table-cell office:value-type="float" office:value="1.16813265281825">
            <text:p>1.1681326528</text:p>
          </table:table-cell>
          <table:table-cell office:value-type="float" office:value="0.95072836344224">
            <text:p>0.9507283634</text:p>
          </table:table-cell>
          <table:table-cell office:value-type="float" office:value="1.23312459969177">
            <text:p>1.2331245997</text:p>
          </table:table-cell>
          <table:table-cell office:value-type="float" office:value="15.1513511825148">
            <text:p>15.1513511825</text:p>
          </table:table-cell>
          <table:table-cell office:value-type="float" office:value="0">
            <text:p>0</text:p>
          </table:table-cell>
          <table:table-cell office:value-type="float" office:value="11.1241645727222">
            <text:p>11.124164572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4768">
            <text:p>4768</text:p>
          </table:table-cell>
          <table:table-cell office:value-type="float" office:value="8602">
            <text:p>8602</text:p>
          </table:table-cell>
          <table:table-cell office:value-type="float" office:value="14738">
            <text:p>14738</text:p>
          </table:table-cell>
          <table:table-cell office:value-type="float" office:value="302.714285714286">
            <text:p>302.7142857143</text:p>
          </table:table-cell>
          <table:table-cell office:value-type="float" office:value="166.142857142857">
            <text:p>166.1428571429</text:p>
          </table:table-cell>
          <table:table-cell office:value-type="float" office:value="1420.71428571429">
            <text:p>1420.7142857143</text:p>
          </table:table-cell>
          <table:table-cell office:value-type="float" office:value="0.0634887344199425">
            <text:p>0.0634887344</text:p>
          </table:table-cell>
          <table:table-cell office:value-type="float" office:value="0.0193144451456472">
            <text:p>0.0193144451</text:p>
          </table:table-cell>
          <table:table-cell office:value-type="float" office:value="0.0963980381133319">
            <text:p>0.0963980381</text:p>
          </table:table-cell>
          <table:table-cell office:value-type="float" office:value="1.23011097649036">
            <text:p>1.2301109765</text:p>
          </table:table-cell>
          <table:table-cell office:value-type="float" office:value="1.06833173168068">
            <text:p>1.0683317317</text:p>
          </table:table-cell>
          <table:table-cell office:value-type="float" office:value="1.35560659363078">
            <text:p>1.3556065936</text:p>
          </table:table-cell>
          <table:table-cell office:value-type="float" office:value="11.260658809495">
            <text:p>11.2606588095</text:p>
          </table:table-cell>
          <table:table-cell office:value-type="float" office:value="0">
            <text:p>0</text:p>
          </table:table-cell>
          <table:table-cell office:value-type="float" office:value="7.53172824895491">
            <text:p>7.53172824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4742">
            <text:p>4742</text:p>
          </table:table-cell>
          <table:table-cell office:value-type="float" office:value="8761">
            <text:p>8761</text:p>
          </table:table-cell>
          <table:table-cell office:value-type="float" office:value="17079">
            <text:p>17079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1488.33333333333">
            <text:p>1488.3333333333</text:p>
          </table:table-cell>
          <table:table-cell office:value-type="float" office:value="0">
            <text:p>0</text:p>
          </table:table-cell>
          <table:table-cell office:value-type="float" office:value="0.095194612487159">
            <text:p>0.0951946125</text:p>
          </table:table-cell>
          <table:table-cell office:value-type="float" office:value="0.0871440560532428">
            <text:p>0.0871440561</text:p>
          </table:table-cell>
          <table:table-cell office:value-type="float" office:value="0.98">
            <text:p>0.98</text:p>
          </table:table-cell>
          <table:table-cell office:value-type="float" office:value="1.35094269162835">
            <text:p>1.3509426916</text:p>
          </table:table-cell>
          <table:table-cell office:value-type="float" office:value="1.31988860573695">
            <text:p>1.3198886057</text:p>
          </table:table-cell>
          <table:table-cell office:value-type="float" office:value="0">
            <text:p>0</text:p>
          </table:table-cell>
          <table:table-cell office:value-type="float" office:value="7.62269171410674">
            <text:p>7.6226917141</text:p>
          </table:table-cell>
          <table:table-cell office:value-type="float" office:value="8.29578641826877">
            <text:p>8.295786418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73">
            <text:p>473</text:p>
          </table:table-cell>
          <table:table-cell table:number-columns-repeated="2" office:value-type="float" office:value="342">
            <text:p>342</text:p>
          </table:table-cell>
          <table:table-cell office:value-type="float" office:value="4716">
            <text:p>4716</text:p>
          </table:table-cell>
          <table:table-cell office:value-type="float" office:value="10129">
            <text:p>10129</text:p>
          </table:table-cell>
          <table:table-cell office:value-type="float" office:value="20853">
            <text:p>20853</text:p>
          </table:table-cell>
          <table:table-cell office:value-type="float" office:value="0">
            <text:p>0</text:p>
          </table:table-cell>
          <table:table-cell office:value-type="float" office:value="826.25">
            <text:p>826.25</text:p>
          </table:table-cell>
          <table:table-cell office:value-type="float" office:value="1545.2">
            <text:p>1545.2</text:p>
          </table:table-cell>
          <table:table-cell office:value-type="float" office:value="0">
            <text:p>0</text:p>
          </table:table-cell>
          <table:table-cell office:value-type="float" office:value="0.0815727120150064">
            <text:p>0.081572712</text:p>
          </table:table-cell>
          <table:table-cell office:value-type="float" office:value="0.0740996499304656">
            <text:p>0.0740996499</text:p>
          </table:table-cell>
          <table:table-cell office:value-type="float" office:value="0.98">
            <text:p>0.98</text:p>
          </table:table-cell>
          <table:table-cell office:value-type="float" office:value="1.29854654244967">
            <text:p>1.2985465424</text:p>
          </table:table-cell>
          <table:table-cell office:value-type="float" office:value="1.27011066067147">
            <text:p>1.2701106607</text:p>
          </table:table-cell>
          <table:table-cell office:value-type="float" office:value="0">
            <text:p>0</text:p>
          </table:table-cell>
          <table:table-cell office:value-type="float" office:value="8.83933689239761">
            <text:p>8.8393368924</text:p>
          </table:table-cell>
          <table:table-cell office:value-type="float" office:value="9.69670209004088">
            <text:p>9.69670209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4690">
            <text:p>4690</text:p>
          </table:table-cell>
          <table:table-cell office:value-type="float" office:value="10782">
            <text:p>10782</text:p>
          </table:table-cell>
          <table:table-cell office:value-type="float" office:value="22873">
            <text:p>22873</text:p>
          </table:table-cell>
          <table:table-cell table:number-columns-repeated="6" office:value-type="float" office:value="0">
            <text:p>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.34">
            <text:p>1.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5">
            <text:p>5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4664">
            <text:p>4664</text:p>
          </table:table-cell>
          <table:table-cell office:value-type="float" office:value="11334">
            <text:p>11334</text:p>
          </table:table-cell>
          <table:table-cell office:value-type="float" office:value="25089">
            <text:p>25089</text:p>
          </table:table-cell>
          <table:table-cell table:number-columns-repeated="6"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11">
            <text:p>1.11</text:p>
          </table:table-cell>
          <table:table-cell office:value-type="float" office:value="1.34">
            <text:p>1.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4639">
            <text:p>4639</text:p>
          </table:table-cell>
          <table:table-cell office:value-type="float" office:value="11909">
            <text:p>11909</text:p>
          </table:table-cell>
          <table:table-cell office:value-type="float" office:value="27519">
            <text:p>27519</text:p>
          </table:table-cell>
          <table:table-cell table:number-columns-repeated="6"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08">
            <text:p>1.08</text:p>
          </table:table-cell>
          <table:table-cell office:value-type="float" office:value="1.34">
            <text:p>1.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78">
            <text:p>78</text:p>
          </table:table-cell>
          <table:table-cell office:value-type="float" office:value="4223.25">
            <text:p>4223.25</text:p>
          </table:table-cell>
          <table:table-cell office:value-type="float" office:value="21164.5">
            <text:p>21164.5</text:p>
          </table:table-cell>
          <table:table-cell office:value-type="float" office:value="13.9425">
            <text:p>13.942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75">
            <text:p>475</text:p>
          </table:table-cell>
          <table:table-cell office:value-type="float" office:value="338">
            <text:p>338</text:p>
          </table:table-cell>
          <table:table-cell office:value-type="float" office:value="4613">
            <text:p>4613</text:p>
          </table:table-cell>
          <table:table-cell office:value-type="float" office:value="12219">
            <text:p>12219</text:p>
          </table:table-cell>
          <table:table-cell office:value-type="float" office:value="30185">
            <text:p>30185</text:p>
          </table:table-cell>
          <table:table-cell table:number-columns-repeated="6"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3">
            <text:p>1.3</text:p>
          </table:table-cell>
          <table:table-cell office:value-type="float" office:value="1.34">
            <text:p>1.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67.3333333333333">
            <text:p>67.3333333333</text:p>
          </table:table-cell>
          <table:table-cell office:value-type="float" office:value="4289.66666666667">
            <text:p>4289.6666666667</text:p>
          </table:table-cell>
          <table:table-cell office:value-type="float" office:value="20666">
            <text:p>20666</text:p>
          </table:table-cell>
          <table:table-cell office:value-type="float" office:value="14.04">
            <text:p>14.0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367">
            <text:p>367</text:p>
          </table:table-cell>
          <table:table-cell office:value-type="float" office:value="4588">
            <text:p>4588</text:p>
          </table:table-cell>
          <table:table-cell office:value-type="float" office:value="12966">
            <text:p>12966</text:p>
          </table:table-cell>
          <table:table-cell office:value-type="float" office:value="33109">
            <text:p>33109</text:p>
          </table:table-cell>
          <table:table-cell table:number-columns-repeated="6"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11">
            <text:p>1.11</text:p>
          </table:table-cell>
          <table:table-cell office:value-type="float" office:value="1.34">
            <text:p>1.3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98">
            <text:p>0.98</text:p>
          </table:table-cell>
          <table:table-cell office:value-type="float" office:value="1.11">
            <text:p>1.11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.6">
            <text:p>15.6</text:p>
          </table:table-cell>
          <table:table-cell office:value-type="float" office:value="21.3">
            <text:p>21.3</text:p>
          </table:table-cell>
          <table:table-cell office:value-type="float" office:value="29.2">
            <text:p>29.2</text:p>
          </table:table-cell>
          <table:table-cell office:value-type="float" office:value="15435">
            <text:p>15435</text:p>
          </table:table-cell>
          <table:table-cell office:value-type="float" office:value="16661">
            <text:p>16661</text:p>
          </table:table-cell>
          <table:table-cell office:value-type="float" office:value="17144">
            <text:p>171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3:53.15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081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530">
                <text:p>1053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6">
                <text:p>10676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4054">
                <text:p>1405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702">
                <text:p>1470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445">
                <text:p>144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598">
                <text:p>10598</text:p>
              </table:table-cell>
              <table:table-cell office:value-type="float" office:value="13770">
                <text:p>13770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714">
                <text:p>10714</text:p>
              </table:table-cell>
              <table:table-cell office:value-type="float" office:value="13879">
                <text:p>13879</text:p>
              </table:table-cell>
              <table:table-cell office:value-type="float" office:value="19166">
                <text:p>1916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412">
                <text:p>10412</text:p>
              </table:table-cell>
              <table:table-cell office:value-type="float" office:value="13538">
                <text:p>13538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3434">
                <text:p>13434</text:p>
              </table:table-cell>
              <table:table-cell office:value-type="float" office:value="19662">
                <text:p>1966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782">
                <text:p>10782</text:p>
              </table:table-cell>
              <table:table-cell office:value-type="float" office:value="13834">
                <text:p>13834</text:p>
              </table:table-cell>
              <table:table-cell office:value-type="float" office:value="18976">
                <text:p>1897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643">
                <text:p>10643</text:p>
              </table:table-cell>
              <table:table-cell office:value-type="float" office:value="14002">
                <text:p>14002</text:p>
              </table:table-cell>
              <table:table-cell office:value-type="float" office:value="19255">
                <text:p>1925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212">
                <text:p>10212</text:p>
              </table:table-cell>
              <table:table-cell office:value-type="float" office:value="13385">
                <text:p>13385</text:p>
              </table:table-cell>
              <table:table-cell office:value-type="float" office:value="19832">
                <text:p>1983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744">
                <text:p>9744</text:p>
              </table:table-cell>
              <table:table-cell office:value-type="float" office:value="13354">
                <text:p>13354</text:p>
              </table:table-cell>
              <table:table-cell office:value-type="float" office:value="19673">
                <text:p>1967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660">
                <text:p>9660</text:p>
              </table:table-cell>
              <table:table-cell office:value-type="float" office:value="13660">
                <text:p>13660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224">
                <text:p>9224</text:p>
              </table:table-cell>
              <table:table-cell office:value-type="float" office:value="13516">
                <text:p>13516</text:p>
              </table:table-cell>
              <table:table-cell office:value-type="float" office:value="19143">
                <text:p>1914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632">
                <text:p>9632</text:p>
              </table:table-cell>
              <table:table-cell office:value-type="float" office:value="13135">
                <text:p>13135</text:p>
              </table:table-cell>
              <table:table-cell office:value-type="float" office:value="18024">
                <text:p>1802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730">
                <text:p>9730</text:p>
              </table:table-cell>
              <table:table-cell office:value-type="float" office:value="12858">
                <text:p>12858</text:p>
              </table:table-cell>
              <table:table-cell office:value-type="float" office:value="18064">
                <text:p>1806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557">
                <text:p>9557</text:p>
              </table:table-cell>
              <table:table-cell office:value-type="float" office:value="13725">
                <text:p>13725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320">
                <text:p>9320</text:p>
              </table:table-cell>
              <table:table-cell office:value-type="float" office:value="12635">
                <text:p>12635</text:p>
              </table:table-cell>
              <table:table-cell office:value-type="float" office:value="19333">
                <text:p>1933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049">
                <text:p>9049</text:p>
              </table:table-cell>
              <table:table-cell office:value-type="float" office:value="12256">
                <text:p>12256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484">
                <text:p>8484</text:p>
              </table:table-cell>
              <table:table-cell office:value-type="float" office:value="12198">
                <text:p>12198</text:p>
              </table:table-cell>
              <table:table-cell office:value-type="float" office:value="17651">
                <text:p>1765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240">
                <text:p>8240</text:p>
              </table:table-cell>
              <table:table-cell office:value-type="float" office:value="12173">
                <text:p>12173</text:p>
              </table:table-cell>
              <table:table-cell office:value-type="float" office:value="18498">
                <text:p>1849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204">
                <text:p>8204</text:p>
              </table:table-cell>
              <table:table-cell office:value-type="float" office:value="11669">
                <text:p>11669</text:p>
              </table:table-cell>
              <table:table-cell office:value-type="float" office:value="16954">
                <text:p>1695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78">
                <text:p>8578</text:p>
              </table:table-cell>
              <table:table-cell office:value-type="float" office:value="11632">
                <text:p>11632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205">
                <text:p>8205</text:p>
              </table:table-cell>
              <table:table-cell office:value-type="float" office:value="12194">
                <text:p>12194</text:p>
              </table:table-cell>
              <table:table-cell office:value-type="float" office:value="17441">
                <text:p>1744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082">
                <text:p>8082</text:p>
              </table:table-cell>
              <table:table-cell office:value-type="float" office:value="11570">
                <text:p>11570</text:p>
              </table:table-cell>
              <table:table-cell office:value-type="float" office:value="18390">
                <text:p>1839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108">
                <text:p>8108</text:p>
              </table:table-cell>
              <table:table-cell office:value-type="float" office:value="10956">
                <text:p>10956</text:p>
              </table:table-cell>
              <table:table-cell office:value-type="float" office:value="16687">
                <text:p>1668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50">
                <text:p>7950</text:p>
              </table:table-cell>
              <table:table-cell office:value-type="float" office:value="10788">
                <text:p>10788</text:p>
              </table:table-cell>
              <table:table-cell office:value-type="float" office:value="15389">
                <text:p>1538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850">
                <text:p>7850</text:p>
              </table:table-cell>
              <table:table-cell office:value-type="float" office:value="10655">
                <text:p>10655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374">
                <text:p>10374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16">
                <text:p>7916</text:p>
              </table:table-cell>
              <table:table-cell office:value-type="float" office:value="10514">
                <text:p>10514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0751">
                <text:p>10751</text:p>
              </table:table-cell>
              <table:table-cell office:value-type="float" office:value="17358">
                <text:p>1735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44">
                <text:p>7844</text:p>
              </table:table-cell>
              <table:table-cell office:value-type="float" office:value="11860">
                <text:p>11860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52">
                <text:p>7952</text:p>
              </table:table-cell>
              <table:table-cell office:value-type="float" office:value="11061">
                <text:p>11061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04">
                <text:p>7804</text:p>
              </table:table-cell>
              <table:table-cell office:value-type="float" office:value="11218">
                <text:p>11218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1932">
                <text:p>11932</text:p>
              </table:table-cell>
              <table:table-cell office:value-type="float" office:value="17275">
                <text:p>1727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752">
                <text:p>7752</text:p>
              </table:table-cell>
              <table:table-cell office:value-type="float" office:value="11912">
                <text:p>11912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617">
                <text:p>11617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448">
                <text:p>8448</text:p>
              </table:table-cell>
              <table:table-cell office:value-type="float" office:value="11526">
                <text:p>11526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976">
                <text:p>8976</text:p>
              </table:table-cell>
              <table:table-cell office:value-type="float" office:value="12158">
                <text:p>12158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031">
                <text:p>9031</text:p>
              </table:table-cell>
              <table:table-cell office:value-type="float" office:value="11818">
                <text:p>11818</text:p>
              </table:table-cell>
              <table:table-cell office:value-type="float" office:value="16346">
                <text:p>1634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872">
                <text:p>8872</text:p>
              </table:table-cell>
              <table:table-cell office:value-type="float" office:value="11524">
                <text:p>11524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682">
                <text:p>8682</text:p>
              </table:table-cell>
              <table:table-cell office:value-type="float" office:value="11526">
                <text:p>11526</text:p>
              </table:table-cell>
              <table:table-cell office:value-type="float" office:value="18849">
                <text:p>1884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858">
                <text:p>8858</text:p>
              </table:table-cell>
              <table:table-cell office:value-type="float" office:value="11770">
                <text:p>11770</text:p>
              </table:table-cell>
              <table:table-cell office:value-type="float" office:value="17800">
                <text:p>1780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770">
                <text:p>8770</text:p>
              </table:table-cell>
              <table:table-cell office:value-type="float" office:value="11528">
                <text:p>11528</text:p>
              </table:table-cell>
              <table:table-cell office:value-type="float" office:value="17631">
                <text:p>1763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480">
                <text:p>8480</text:p>
              </table:table-cell>
              <table:table-cell office:value-type="float" office:value="12502">
                <text:p>12502</text:p>
              </table:table-cell>
              <table:table-cell office:value-type="float" office:value="20387">
                <text:p>2038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376">
                <text:p>8376</text:p>
              </table:table-cell>
              <table:table-cell office:value-type="float" office:value="12996">
                <text:p>12996</text:p>
              </table:table-cell>
              <table:table-cell office:value-type="float" office:value="18966">
                <text:p>1896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700">
                <text:p>8700</text:p>
              </table:table-cell>
              <table:table-cell office:value-type="float" office:value="12162">
                <text:p>12162</text:p>
              </table:table-cell>
              <table:table-cell office:value-type="float" office:value="17134">
                <text:p>1713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904">
                <text:p>7904</text:p>
              </table:table-cell>
              <table:table-cell office:value-type="float" office:value="11138">
                <text:p>11138</text:p>
              </table:table-cell>
              <table:table-cell office:value-type="float" office:value="17461">
                <text:p>1746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5976">
                <text:p>5976</text:p>
              </table:table-cell>
              <table:table-cell office:value-type="float" office:value="10802">
                <text:p>10802</text:p>
              </table:table-cell>
              <table:table-cell office:value-type="float" office:value="19711">
                <text:p>19711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202">
                <text:p>5202</text:p>
              </table:table-cell>
              <table:table-cell office:value-type="float" office:value="10376">
                <text:p>10376</text:p>
              </table:table-cell>
              <table:table-cell office:value-type="float" office:value="18410">
                <text:p>1841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624">
                <text:p>4624</text:p>
              </table:table-cell>
              <table:table-cell office:value-type="float" office:value="9844">
                <text:p>9844</text:p>
              </table:table-cell>
              <table:table-cell office:value-type="float" office:value="16569">
                <text:p>1656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4352">
                <text:p>4352</text:p>
              </table:table-cell>
              <table:table-cell office:value-type="float" office:value="9686">
                <text:p>9686</text:p>
              </table:table-cell>
              <table:table-cell office:value-type="float" office:value="16722">
                <text:p>1672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4896">
                <text:p>4896</text:p>
              </table:table-cell>
              <table:table-cell office:value-type="float" office:value="9424">
                <text:p>9424</text:p>
              </table:table-cell>
              <table:table-cell office:value-type="float" office:value="18935">
                <text:p>1893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172">
                <text:p>5172</text:p>
              </table:table-cell>
              <table:table-cell office:value-type="float" office:value="9048">
                <text:p>9048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4624">
                <text:p>4624</text:p>
              </table:table-cell>
              <table:table-cell office:value-type="float" office:value="8730">
                <text:p>8730</text:p>
              </table:table-cell>
              <table:table-cell office:value-type="float" office:value="16158">
                <text:p>1615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4352">
                <text:p>4352</text:p>
              </table:table-cell>
              <table:table-cell office:value-type="float" office:value="7640">
                <text:p>7640</text:p>
              </table:table-cell>
              <table:table-cell office:value-type="float" office:value="13572">
                <text:p>1357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4896">
                <text:p>4896</text:p>
              </table:table-cell>
              <table:table-cell office:value-type="float" office:value="7264">
                <text:p>7264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4102">
                <text:p>4102</text:p>
              </table:table-cell>
              <table:table-cell office:value-type="float" office:value="6739">
                <text:p>6739</text:p>
              </table:table-cell>
              <table:table-cell office:value-type="float" office:value="10920">
                <text:p>1092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850">
                <text:p>3850</text:p>
              </table:table-cell>
              <table:table-cell office:value-type="float" office:value="6400">
                <text:p>6400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4340">
                <text:p>4340</text:p>
              </table:table-cell>
              <table:table-cell office:value-type="float" office:value="7007">
                <text:p>7007</text:p>
              </table:table-cell>
              <table:table-cell office:value-type="float" office:value="11235">
                <text:p>1123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4460">
                <text:p>4460</text:p>
              </table:table-cell>
              <table:table-cell office:value-type="float" office:value="7161">
                <text:p>7161</text:p>
              </table:table-cell>
              <table:table-cell office:value-type="float" office:value="11585">
                <text:p>1158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4490">
                <text:p>4490</text:p>
              </table:table-cell>
              <table:table-cell office:value-type="float" office:value="7084">
                <text:p>7084</text:p>
              </table:table-cell>
              <table:table-cell office:value-type="float" office:value="10455">
                <text:p>1045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4650">
                <text:p>4650</text:p>
              </table:table-cell>
              <table:table-cell office:value-type="float" office:value="7150">
                <text:p>7150</text:p>
              </table:table-cell>
              <table:table-cell office:value-type="float" office:value="10632">
                <text:p>1063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730">
                <text:p>4730</text:p>
              </table:table-cell>
              <table:table-cell office:value-type="float" office:value="7502">
                <text:p>7502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4750">
                <text:p>4750</text:p>
              </table:table-cell>
              <table:table-cell office:value-type="float" office:value="7150">
                <text:p>7150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4675">
                <text:p>4675</text:p>
              </table:table-cell>
              <table:table-cell office:value-type="float" office:value="7188">
                <text:p>7188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5201">
                <text:p>5201</text:p>
              </table:table-cell>
              <table:table-cell office:value-type="float" office:value="7440">
                <text:p>7440</text:p>
              </table:table-cell>
              <table:table-cell office:value-type="float" office:value="11795">
                <text:p>1179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4732">
                <text:p>4732</text:p>
              </table:table-cell>
              <table:table-cell office:value-type="float" office:value="7524">
                <text:p>7524</text:p>
              </table:table-cell>
              <table:table-cell office:value-type="float" office:value="11970">
                <text:p>1197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5060">
                <text:p>5060</text:p>
              </table:table-cell>
              <table:table-cell office:value-type="float" office:value="7633">
                <text:p>7633</text:p>
              </table:table-cell>
              <table:table-cell office:value-type="float" office:value="12005">
                <text:p>1200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4605">
                <text:p>4605</text:p>
              </table:table-cell>
              <table:table-cell office:value-type="float" office:value="7546">
                <text:p>7546</text:p>
              </table:table-cell>
              <table:table-cell office:value-type="float" office:value="12005">
                <text:p>1200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5131">
                <text:p>5131</text:p>
              </table:table-cell>
              <table:table-cell office:value-type="float" office:value="8190">
                <text:p>8190</text:p>
              </table:table-cell>
              <table:table-cell office:value-type="float" office:value="13650">
                <text:p>1365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4926">
                <text:p>4926</text:p>
              </table:table-cell>
              <table:table-cell office:value-type="float" office:value="7810">
                <text:p>7810</text:p>
              </table:table-cell>
              <table:table-cell office:value-type="float" office:value="11849">
                <text:p>1184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889">
                <text:p>3889</text:p>
              </table:table-cell>
              <table:table-cell office:value-type="float" office:value="7590">
                <text:p>7590</text:p>
              </table:table-cell>
              <table:table-cell office:value-type="float" office:value="12845">
                <text:p>1284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545">
                <text:p>4545</text:p>
              </table:table-cell>
              <table:table-cell office:value-type="float" office:value="8286">
                <text:p>8286</text:p>
              </table:table-cell>
              <table:table-cell office:value-type="float" office:value="14049">
                <text:p>14049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5111">
                <text:p>5111</text:p>
              </table:table-cell>
              <table:table-cell office:value-type="float" office:value="8541">
                <text:p>8541</text:p>
              </table:table-cell>
              <table:table-cell office:value-type="float" office:value="15797">
                <text:p>1579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4768">
                <text:p>4768</text:p>
              </table:table-cell>
              <table:table-cell office:value-type="float" office:value="8602">
                <text:p>8602</text:p>
              </table:table-cell>
              <table:table-cell office:value-type="float" office:value="14738">
                <text:p>1473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4742">
                <text:p>4742</text:p>
              </table:table-cell>
              <table:table-cell office:value-type="float" office:value="8761">
                <text:p>8761</text:p>
              </table:table-cell>
              <table:table-cell office:value-type="float" office:value="17079">
                <text:p>1707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4716">
                <text:p>4716</text:p>
              </table:table-cell>
              <table:table-cell office:value-type="float" office:value="10129">
                <text:p>10129</text:p>
              </table:table-cell>
              <table:table-cell office:value-type="float" office:value="20853">
                <text:p>2085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690">
                <text:p>4690</text:p>
              </table:table-cell>
              <table:table-cell office:value-type="float" office:value="10782">
                <text:p>10782</text:p>
              </table:table-cell>
              <table:table-cell office:value-type="float" office:value="22873">
                <text:p>2287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664">
                <text:p>4664</text:p>
              </table:table-cell>
              <table:table-cell office:value-type="float" office:value="11334">
                <text:p>11334</text:p>
              </table:table-cell>
              <table:table-cell office:value-type="float" office:value="25089">
                <text:p>2508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639">
                <text:p>4639</text:p>
              </table:table-cell>
              <table:table-cell office:value-type="float" office:value="11909">
                <text:p>11909</text:p>
              </table:table-cell>
              <table:table-cell office:value-type="float" office:value="27519">
                <text:p>2751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613">
                <text:p>4613</text:p>
              </table:table-cell>
              <table:table-cell office:value-type="float" office:value="12219">
                <text:p>12219</text:p>
              </table:table-cell>
              <table:table-cell office:value-type="float" office:value="30185">
                <text:p>3018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588">
                <text:p>4588</text:p>
              </table:table-cell>
              <table:table-cell office:value-type="float" office:value="12966">
                <text:p>12966</text:p>
              </table:table-cell>
              <table:table-cell office:value-type="float" office:value="33109">
                <text:p>33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13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23.25">
                <text:p>4223.2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289.66666666667">
                <text:p>4289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2cm" svg:y="1.404cm" svg:width="31.03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3.9425">
                <text:p>13.942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cm" svg:y="1.352cm" svg:width="31.48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0560841060733">
                <text:p>1.0056084106073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0047018791855">
                <text:p>0.99004701879185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5792901534101">
                <text:p>0.995792901534101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0349687079571">
                <text:p>1.0034968707957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1112437184247">
                <text:p>0.98111243718424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66315890786866">
                <text:p>0.96631589078686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2869334961333">
                <text:p>0.96286933496133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8472431154036">
                <text:p>0.96847243115403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.00140636545171">
                <text:p>1.0014063654517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40244444135903">
                <text:p>0.94024444413590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7893184483476">
                <text:p>0.91789318448347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1740729161084">
                <text:p>1.0174072916108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2094777620671">
                <text:p>1.0209477762067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1963503902767">
                <text:p>0.96196350390276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8113908039286">
                <text:p>0.9811390803928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6634825697327">
                <text:p>0.95663482569732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4059502305845">
                <text:p>0.96405950230584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366111660348">
                <text:p>0.9333661116603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4887546280122">
                <text:p>0.97488754628012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56283397101174">
                <text:p>0.95628339710117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38235229978599">
                <text:p>0.938235229978599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11072036363433">
                <text:p>0.91107203636343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6641153597354">
                <text:p>0.9566411535973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71244166245222">
                <text:p>0.97124416624522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3958610838188">
                <text:p>0.92395861083818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37931967646697">
                <text:p>0.937931967646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8272916270751">
                <text:p>0.978272916270751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1619390200398">
                <text:p>1.0161939020039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5104101100885">
                <text:p>0.92510410110088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1068216266367">
                <text:p>0.95106821626636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4349884472869">
                <text:p>0.96434988447286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0442740106129">
                <text:p>0.99044274010612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8902169277002">
                <text:p>1.0890216927700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843443420696">
                <text:p>1.0284344342069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9277302514179">
                <text:p>0.99277302514179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227318106098">
                <text:p>1.0922731810609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547462161008">
                <text:p>1.0954746216100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971853670327">
                <text:p>1.0597185367032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45941568061">
                <text:p>0.9734594156806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6943197758924">
                <text:p>1.0694319775892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547462161008">
                <text:p>1.0954746216100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76891515589438">
                <text:p>0.97689151558943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4056394886424">
                <text:p>1.0405639488642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0951469153513">
                <text:p>0.9809514691535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6356858770576">
                <text:p>0.976356858770576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78419467651134">
                <text:p>0.97841946765113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3547246230875">
                <text:p>1.0354724623087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6208646938166">
                <text:p>1.0620864693816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94733868305984">
                <text:p>0.9947338683059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854407632389122">
                <text:p>0.85440763238912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772990914569058">
                <text:p>0.77299091456905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67350578324489">
                <text:p>0.96735057832448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81824001736111">
                <text:p>0.98182400173611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670534713291647">
                <text:p>0.67053471329164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760195687866629">
                <text:p>0.76019568786662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780859139999">
                <text:p>1.0378085913999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460542644379267">
                <text:p>0.46054264437926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4516550390625">
                <text:p>1.045165503906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2967251841565">
                <text:p>1.0296725184156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78204595859264">
                <text:p>0.97820459585926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6867320415879">
                <text:p>1.0686732041587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52941">
                <text:p>1.05294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3872676963562">
                <text:p>1.0387267696356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2432471005917">
                <text:p>1.0243247100591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3968962600439">
                <text:p>1.0396896260043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079698231009">
                <text:p>1.1207969823100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3602399028761">
                <text:p>1.0360239902876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5901012395772">
                <text:p>1.0590101239577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0292855819803">
                <text:p>1.1029285581980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3089058778947">
                <text:p>1.1308905877894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0.993955920296544">
                <text:p>0.99395592029654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0500094535317">
                <text:p>1.1050009453531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28346297725061">
                <text:p>1.28346297725061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95072836344224">
                <text:p>0.9507283634422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6833173168068">
                <text:p>1.0683317316806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35094269162835">
                <text:p>1.3509426916283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29854654244967">
                <text:p>1.2985465424496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164.5">
                <text:p>21164.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0666">
                <text:p>2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